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1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41:17 07.09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0.971373" calcext:value-type="float">
            <text:p>0.971373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Pos P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19523239" calcext:value-type="float">
            <text:p>-26.19523239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82.44229126" calcext:value-type="float">
            <text:p>-82.44229126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85.25927734" calcext:value-type="float">
            <text:p>-85.25927734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91.85670471" calcext:value-type="float">
            <text:p>-91.85670471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91.62445068" calcext:value-type="float">
            <text:p>-91.62445068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96.61427307" calcext:value-type="float">
            <text:p>-96.61427307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94.99459076" calcext:value-type="float">
            <text:p>-94.99459076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74.17062378" calcext:value-type="float">
            <text:p>-74.17062378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96.31885529" calcext:value-type="float">
            <text:p>-96.31885529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97.4828186" calcext:value-type="float">
            <text:p>-97.482818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97.07897186" calcext:value-type="float">
            <text:p>-97.0789718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97.4731369" calcext:value-type="float">
            <text:p>-97.4731369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97.01282501" calcext:value-type="float">
            <text:p>-97.0128250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82.89287567" calcext:value-type="float">
            <text:p>-82.89287567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96.83107758" calcext:value-type="float">
            <text:p>-96.8310775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94.6230011" calcext:value-type="float">
            <text:p>-94.6230011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92.35532379" calcext:value-type="float">
            <text:p>-92.35532379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93.7436142" calcext:value-type="float">
            <text:p>-93.743614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96.41126251" calcext:value-type="float">
            <text:p>-96.41126251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97.08391571" calcext:value-type="float">
            <text:p>-97.08391571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95.58061981" calcext:value-type="float">
            <text:p>-95.58061981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95.93756866" calcext:value-type="float">
            <text:p>-95.93756866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96.75089264" calcext:value-type="float">
            <text:p>-96.7508926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93.89846039" calcext:value-type="float">
            <text:p>-93.89846039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96.26405334" calcext:value-type="float">
            <text:p>-96.26405334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95.36405182" calcext:value-type="float">
            <text:p>-95.36405182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94.49169922" calcext:value-type="float">
            <text:p>-94.49169922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93.97585297" calcext:value-type="float">
            <text:p>-93.97585297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92.89365387" calcext:value-type="float">
            <text:p>-92.89365387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95.78913116" calcext:value-type="float">
            <text:p>-95.78913116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95.689888" calcext:value-type="float">
            <text:p>-95.689888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83.0459137" calcext:value-type="float">
            <text:p>-83.0459137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90.54922485" calcext:value-type="float">
            <text:p>-90.54922485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94.00115967" calcext:value-type="float">
            <text:p>-94.00115967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81.97180176" calcext:value-type="float">
            <text:p>-81.97180176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92.53125763" calcext:value-type="float">
            <text:p>-92.53125763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94.82778168" calcext:value-type="float">
            <text:p>-94.82778168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94.16532135" calcext:value-type="float">
            <text:p>-94.16532135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94.66521454" calcext:value-type="float">
            <text:p>-94.66521454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93.79616547" calcext:value-type="float">
            <text:p>-93.79616547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81.1048584" calcext:value-type="float">
            <text:p>-81.1048584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82.45825958" calcext:value-type="float">
            <text:p>-82.45825958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84.45319366" calcext:value-type="float">
            <text:p>-84.45319366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84.52540588" calcext:value-type="float">
            <text:p>-84.5254058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81.84192657" calcext:value-type="float">
            <text:p>-81.8419265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93.98142242" calcext:value-type="float">
            <text:p>-93.98142242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88.16932678" calcext:value-type="float">
            <text:p>-88.16932678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89.47892761" calcext:value-type="float">
            <text:p>-89.47892761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94.63625336" calcext:value-type="float">
            <text:p>-94.63625336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93.85561371" calcext:value-type="float">
            <text:p>-93.85561371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95.18689728" calcext:value-type="float">
            <text:p>-95.18689728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94.73174286" calcext:value-type="float">
            <text:p>-94.7317428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94.15048981" calcext:value-type="float">
            <text:p>-94.15048981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91.99221039" calcext:value-type="float">
            <text:p>-91.9922103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85.74803162" calcext:value-type="float">
            <text:p>-85.7480316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82.12465668" calcext:value-type="float">
            <text:p>-82.12465668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92.516922" calcext:value-type="float">
            <text:p>-92.516922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95.31291199" calcext:value-type="float">
            <text:p>-95.31291199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92.58530426" calcext:value-type="float">
            <text:p>-92.5853042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94.84490967" calcext:value-type="float">
            <text:p>-94.84490967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93.88002014" calcext:value-type="float">
            <text:p>-93.88002014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92.95233917" calcext:value-type="float">
            <text:p>-92.9523391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93.39576721" calcext:value-type="float">
            <text:p>-93.3957672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87.45350647" calcext:value-type="float">
            <text:p>-87.45350647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92.13153839" calcext:value-type="float">
            <text:p>-92.1315383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87.81825256" calcext:value-type="float">
            <text:p>-87.8182525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89.99994659" calcext:value-type="float">
            <text:p>-89.9999465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91.70160675" calcext:value-type="float">
            <text:p>-91.70160675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92.36516571" calcext:value-type="float">
            <text:p>-92.3651657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93.91009521" calcext:value-type="float">
            <text:p>-93.91009521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92.93301392" calcext:value-type="float">
            <text:p>-92.93301392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94.58367157" calcext:value-type="float">
            <text:p>-94.58367157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90.8764267" calcext:value-type="float">
            <text:p>-90.8764267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91.20497894" calcext:value-type="float">
            <text:p>-91.20497894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92.99111176" calcext:value-type="float">
            <text:p>-92.99111176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91.80919647" calcext:value-type="float">
            <text:p>-91.80919647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94.67134857" calcext:value-type="float">
            <text:p>-94.67134857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93.4825058" calcext:value-type="float">
            <text:p>-93.4825058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93.6272049" calcext:value-type="float">
            <text:p>-93.627204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93.47023773" calcext:value-type="float">
            <text:p>-93.47023773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93.63021088" calcext:value-type="float">
            <text:p>-93.63021088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89.81388855" calcext:value-type="float">
            <text:p>-89.8138885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94.05544281" calcext:value-type="float">
            <text:p>-94.05544281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92.94356537" calcext:value-type="float">
            <text:p>-92.94356537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90.81633759" calcext:value-type="float">
            <text:p>-90.81633759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84.0772934" calcext:value-type="float">
            <text:p>-84.0772934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94.14092255" calcext:value-type="float">
            <text:p>-94.14092255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95.64928436" calcext:value-type="float">
            <text:p>-95.64928436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94.26039886" calcext:value-type="float">
            <text:p>-94.26039886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93.08444214" calcext:value-type="float">
            <text:p>-93.08444214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92.52241516" calcext:value-type="float">
            <text:p>-92.52241516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92.63592529" calcext:value-type="float">
            <text:p>-92.63592529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93.83594513" calcext:value-type="float">
            <text:p>-93.83594513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91.43971252" calcext:value-type="float">
            <text:p>-91.43971252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93.17563629" calcext:value-type="float">
            <text:p>-93.17563629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93.42689514" calcext:value-type="float">
            <text:p>-93.42689514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90.75081635" calcext:value-type="float">
            <text:p>-90.75081635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89.48290253" calcext:value-type="float">
            <text:p>-89.48290253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89.50966644" calcext:value-type="float">
            <text:p>-89.50966644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89.74124908" calcext:value-type="float">
            <text:p>-89.74124908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90.08419037" calcext:value-type="float">
            <text:p>-90.08419037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92.33802032" calcext:value-type="float">
            <text:p>-92.33802032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92.58350372" calcext:value-type="float">
            <text:p>-92.5835037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90.73930359" calcext:value-type="float">
            <text:p>-90.73930359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89.47732544" calcext:value-type="float">
            <text:p>-89.47732544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89.36640167" calcext:value-type="float">
            <text:p>-89.3664016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83.69707489" calcext:value-type="float">
            <text:p>-83.69707489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93.25983429" calcext:value-type="float">
            <text:p>-93.2598342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92.33021545" calcext:value-type="float">
            <text:p>-92.33021545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91.90381622" calcext:value-type="float">
            <text:p>-91.90381622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93.05551147" calcext:value-type="float">
            <text:p>-93.05551147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92.67821503" calcext:value-type="float">
            <text:p>-92.6782150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92.67647552" calcext:value-type="float">
            <text:p>-92.67647552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95.0553894" calcext:value-type="float">
            <text:p>-95.0553894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93.64592743" calcext:value-type="float">
            <text:p>-93.6459274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93.93907928" calcext:value-type="float">
            <text:p>-93.93907928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95.49686432" calcext:value-type="float">
            <text:p>-95.49686432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95.44494629" calcext:value-type="float">
            <text:p>-95.44494629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94.103508" calcext:value-type="float">
            <text:p>-94.103508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91.73220062" calcext:value-type="float">
            <text:p>-91.73220062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94.65390015" calcext:value-type="float">
            <text:p>-94.65390015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93.79624176" calcext:value-type="float">
            <text:p>-93.7962417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86.35955048" calcext:value-type="float">
            <text:p>-86.3595504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92.26110077" calcext:value-type="float">
            <text:p>-92.26110077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92.78269196" calcext:value-type="float">
            <text:p>-92.7826919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89.36064148" calcext:value-type="float">
            <text:p>-89.36064148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89.52413177" calcext:value-type="float">
            <text:p>-89.52413177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92.40979767" calcext:value-type="float">
            <text:p>-92.40979767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93.64981842" calcext:value-type="float">
            <text:p>-93.6498184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88.92288971" calcext:value-type="float">
            <text:p>-88.92288971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89.30769348" calcext:value-type="float">
            <text:p>-89.30769348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86.0104599" calcext:value-type="float">
            <text:p>-86.010459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82.95587921" calcext:value-type="float">
            <text:p>-82.95587921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86.80947876" calcext:value-type="float">
            <text:p>-86.8094787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80.59037018" calcext:value-type="float">
            <text:p>-80.5903701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88.88776398" calcext:value-type="float">
            <text:p>-88.8877639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88.33927155" calcext:value-type="float">
            <text:p>-88.33927155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89.78632355" calcext:value-type="float">
            <text:p>-89.78632355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87.44586182" calcext:value-type="float">
            <text:p>-87.44586182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93.75182343" calcext:value-type="float">
            <text:p>-93.7518234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92.57237244" calcext:value-type="float">
            <text:p>-92.57237244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88.47147369" calcext:value-type="float">
            <text:p>-88.47147369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92.53093719" calcext:value-type="float">
            <text:p>-92.53093719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93.15171051" calcext:value-type="float">
            <text:p>-93.15171051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91.01730347" calcext:value-type="float">
            <text:p>-91.01730347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92.61592102" calcext:value-type="float">
            <text:p>-92.6159210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93.37340546" calcext:value-type="float">
            <text:p>-93.3734054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94.74515533" calcext:value-type="float">
            <text:p>-94.74515533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93.47428131" calcext:value-type="float">
            <text:p>-93.4742813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91.51098633" calcext:value-type="float">
            <text:p>-91.51098633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86.30821991" calcext:value-type="float">
            <text:p>-86.30821991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87.63974762" calcext:value-type="float">
            <text:p>-87.63974762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91.09499359" calcext:value-type="float">
            <text:p>-91.09499359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90.45240021" calcext:value-type="float">
            <text:p>-90.45240021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84.45513153" calcext:value-type="float">
            <text:p>-84.45513153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89.60279083" calcext:value-type="float">
            <text:p>-89.60279083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89.66897583" calcext:value-type="float">
            <text:p>-89.66897583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84.83682251" calcext:value-type="float">
            <text:p>-84.83682251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89.81780243" calcext:value-type="float">
            <text:p>-89.8178024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82.633255" calcext:value-type="float">
            <text:p>-82.633255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86.42469025" calcext:value-type="float">
            <text:p>-86.42469025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87.3009491" calcext:value-type="float">
            <text:p>-87.300949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87.6402359" calcext:value-type="float">
            <text:p>-87.6402359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86.25187683" calcext:value-type="float">
            <text:p>-86.25187683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92.84531403" calcext:value-type="float">
            <text:p>-92.84531403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93.60058594" calcext:value-type="float">
            <text:p>-93.60058594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87.36289978" calcext:value-type="float">
            <text:p>-87.36289978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92.89421844" calcext:value-type="float">
            <text:p>-92.8942184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93.99269867" calcext:value-type="float">
            <text:p>-93.99269867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93.9717865" calcext:value-type="float">
            <text:p>-93.971786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92.60269928" calcext:value-type="float">
            <text:p>-92.6026992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90.01464844" calcext:value-type="float">
            <text:p>-90.01464844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91.19661713" calcext:value-type="float">
            <text:p>-91.19661713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89.36558533" calcext:value-type="float">
            <text:p>-89.36558533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90.80648804" calcext:value-type="float">
            <text:p>-90.8064880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92.12306976" calcext:value-type="float">
            <text:p>-92.12306976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92.02103424" calcext:value-type="float">
            <text:p>-92.02103424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95.24622345" calcext:value-type="float">
            <text:p>-95.24622345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93.19229889" calcext:value-type="float">
            <text:p>-93.19229889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92.62276459" calcext:value-type="float">
            <text:p>-92.62276459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96.12937927" calcext:value-type="float">
            <text:p>-96.12937927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92.8364563" calcext:value-type="float">
            <text:p>-92.8364563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89.4862442" calcext:value-type="float">
            <text:p>-89.4862442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89.00650787" calcext:value-type="float">
            <text:p>-89.00650787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90.55280304" calcext:value-type="float">
            <text:p>-90.5528030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93.66436005" calcext:value-type="float">
            <text:p>-93.66436005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88.24536896" calcext:value-type="float">
            <text:p>-88.2453689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93.56628418" calcext:value-type="float">
            <text:p>-93.56628418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94.34188843" calcext:value-type="float">
            <text:p>-94.3418884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95.94876099" calcext:value-type="float">
            <text:p>-95.94876099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94.72750854" calcext:value-type="float">
            <text:p>-94.72750854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94.25900269" calcext:value-type="float">
            <text:p>-94.25900269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93.5605011" calcext:value-type="float">
            <text:p>-93.560501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93.45848846" calcext:value-type="float">
            <text:p>-93.45848846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94.17204285" calcext:value-type="float">
            <text:p>-94.17204285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93.87835693" calcext:value-type="float">
            <text:p>-93.87835693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96.14125061" calcext:value-type="float">
            <text:p>-96.14125061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94.72348785" calcext:value-type="float">
            <text:p>-94.7234878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94.49169159" calcext:value-type="float">
            <text:p>-94.49169159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93.53150177" calcext:value-type="float">
            <text:p>-93.5315017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93.45131683" calcext:value-type="float">
            <text:p>-93.4513168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95.67593384" calcext:value-type="float">
            <text:p>-95.67593384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91.24710083" calcext:value-type="float">
            <text:p>-91.2471008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95.48088074" calcext:value-type="float">
            <text:p>-95.48088074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93.98220062" calcext:value-type="float">
            <text:p>-93.98220062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96.36615753" calcext:value-type="float">
            <text:p>-96.36615753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91.86235046" calcext:value-type="float">
            <text:p>-91.8623504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94.3582077" calcext:value-type="float">
            <text:p>-94.358207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92.51708221" calcext:value-type="float">
            <text:p>-92.51708221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96.81404877" calcext:value-type="float">
            <text:p>-96.81404877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89.97555542" calcext:value-type="float">
            <text:p>-89.9755554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90.07442474" calcext:value-type="float">
            <text:p>-90.0744247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92.79589081" calcext:value-type="float">
            <text:p>-92.79589081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92.72923279" calcext:value-type="float">
            <text:p>-92.7292327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93.85923004" calcext:value-type="float">
            <text:p>-93.85923004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96.25007629" calcext:value-type="float">
            <text:p>-96.25007629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94.75952911" calcext:value-type="float">
            <text:p>-94.7595291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93.76398468" calcext:value-type="float">
            <text:p>-93.76398468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97.66438293" calcext:value-type="float">
            <text:p>-97.66438293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97.12033081" calcext:value-type="float">
            <text:p>-97.12033081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92.23162079" calcext:value-type="float">
            <text:p>-92.23162079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96.2625885" calcext:value-type="float">
            <text:p>-96.2625885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96.15000916" calcext:value-type="float">
            <text:p>-96.15000916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95.95704651" calcext:value-type="float">
            <text:p>-95.95704651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96.56834412" calcext:value-type="float">
            <text:p>-96.56834412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96.67287445" calcext:value-type="float">
            <text:p>-96.67287445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96.73136139" calcext:value-type="float">
            <text:p>-96.73136139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94.86183167" calcext:value-type="float">
            <text:p>-94.86183167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96.17074585" calcext:value-type="float">
            <text:p>-96.17074585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96.63258362" calcext:value-type="float">
            <text:p>-96.63258362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96.59747314" calcext:value-type="float">
            <text:p>-96.5974731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96.62018585" calcext:value-type="float">
            <text:p>-96.62018585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97.19626617" calcext:value-type="float">
            <text:p>-97.19626617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97.73069" calcext:value-type="float">
            <text:p>-97.73069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97.31548309" calcext:value-type="float">
            <text:p>-97.31548309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95.82445526" calcext:value-type="float">
            <text:p>-95.8244552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91.69228363" calcext:value-type="float">
            <text:p>-91.69228363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96.84469604" calcext:value-type="float">
            <text:p>-96.8446960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94.86727905" calcext:value-type="float">
            <text:p>-94.86727905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95.48672485" calcext:value-type="float">
            <text:p>-95.4867248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96.34902954" calcext:value-type="float">
            <text:p>-96.34902954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98.24152374" calcext:value-type="float">
            <text:p>-98.2415237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96.96437836" calcext:value-type="float">
            <text:p>-96.96437836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98.19565582" calcext:value-type="float">
            <text:p>-98.1956558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97.61818695" calcext:value-type="float">
            <text:p>-97.61818695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98.97154999" calcext:value-type="float">
            <text:p>-98.97154999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97.93600464" calcext:value-type="float">
            <text:p>-97.93600464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100.1064911" calcext:value-type="float">
            <text:p>-100.1064911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99.60922241" calcext:value-type="float">
            <text:p>-99.60922241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100.5866852" calcext:value-type="float">
            <text:p>-100.5866852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100.5585251" calcext:value-type="float">
            <text:p>-100.55852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98.66828918" calcext:value-type="float">
            <text:p>-98.6682891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99.16979218" calcext:value-type="float">
            <text:p>-99.1697921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0.1556549" calcext:value-type="float">
            <text:p>-100.1556549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92.23919678" calcext:value-type="float">
            <text:p>-92.23919678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101.227562" calcext:value-type="float">
            <text:p>-101.227562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99.16470337" calcext:value-type="float">
            <text:p>-99.16470337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99.42282867" calcext:value-type="float">
            <text:p>-99.42282867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101.0033035" calcext:value-type="float">
            <text:p>-101.0033035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100.8502731" calcext:value-type="float">
            <text:p>-100.8502731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100.5298386" calcext:value-type="float">
            <text:p>-100.5298386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101.3199844" calcext:value-type="float">
            <text:p>-101.319984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99.69854736" calcext:value-type="float">
            <text:p>-99.69854736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101.8600693" calcext:value-type="float">
            <text:p>-101.8600693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102.3458252" calcext:value-type="float">
            <text:p>-102.3458252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101.2432404" calcext:value-type="float">
            <text:p>-101.2432404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100.0340576" calcext:value-type="float">
            <text:p>-100.0340576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103.6837616" calcext:value-type="float">
            <text:p>-103.683761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101.2819138" calcext:value-type="float">
            <text:p>-101.2819138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101.4632263" calcext:value-type="float">
            <text:p>-101.4632263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103.2868271" calcext:value-type="float">
            <text:p>-103.2868271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103.1494827" calcext:value-type="float">
            <text:p>-103.1494827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102.3676376" calcext:value-type="float">
            <text:p>-102.367637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9.01480865" calcext:value-type="float">
            <text:p>-89.0148086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102.3794327" calcext:value-type="float">
            <text:p>-102.3794327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104.3177872" calcext:value-type="float">
            <text:p>-104.3177872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102.7232132" calcext:value-type="float">
            <text:p>-102.7232132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97.46031952" calcext:value-type="float">
            <text:p>-97.4603195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101.2992935" calcext:value-type="float">
            <text:p>-101.2992935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103.8632278" calcext:value-type="float">
            <text:p>-103.8632278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103.2005234" calcext:value-type="float">
            <text:p>-103.200523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102.5198746" calcext:value-type="float">
            <text:p>-102.5198746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100.8345032" calcext:value-type="float">
            <text:p>-100.834503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102.1744003" calcext:value-type="float">
            <text:p>-102.1744003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102.3522873" calcext:value-type="float">
            <text:p>-102.3522873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103.3806229" calcext:value-type="float">
            <text:p>-103.3806229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103.178978" calcext:value-type="float">
            <text:p>-103.178978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103.5252228" calcext:value-type="float">
            <text:p>-103.5252228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102.9189224" calcext:value-type="float">
            <text:p>-102.918922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102.0510406" calcext:value-type="float">
            <text:p>-102.051040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104.2627869" calcext:value-type="float">
            <text:p>-104.262786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102.4483871" calcext:value-type="float">
            <text:p>-102.4483871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99.24697876" calcext:value-type="float">
            <text:p>-99.24697876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102.724556" calcext:value-type="float">
            <text:p>-102.72455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105.6283112" calcext:value-type="float">
            <text:p>-105.6283112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104.8637619" calcext:value-type="float">
            <text:p>-104.8637619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105.0206299" calcext:value-type="float">
            <text:p>-105.020629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105.2402496" calcext:value-type="float">
            <text:p>-105.2402496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104.4341583" calcext:value-type="float">
            <text:p>-104.4341583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103.1878052" calcext:value-type="float">
            <text:p>-103.187805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104.7077713" calcext:value-type="float">
            <text:p>-104.7077713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103.5709229" calcext:value-type="float">
            <text:p>-103.570922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106.3304749" calcext:value-type="float">
            <text:p>-106.3304749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104.7253952" calcext:value-type="float">
            <text:p>-104.7253952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105.4764481" calcext:value-type="float">
            <text:p>-105.476448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106.3888626" calcext:value-type="float">
            <text:p>-106.3888626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103.937851" calcext:value-type="float">
            <text:p>-103.937851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104.7407532" calcext:value-type="float">
            <text:p>-104.7407532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104.7244034" calcext:value-type="float">
            <text:p>-104.7244034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106.0533752" calcext:value-type="float">
            <text:p>-106.0533752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104.6928482" calcext:value-type="float">
            <text:p>-104.6928482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105.9761353" calcext:value-type="float">
            <text:p>-105.976135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106.2690811" calcext:value-type="float">
            <text:p>-106.2690811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106.4544296" calcext:value-type="float">
            <text:p>-106.4544296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106.9675751" calcext:value-type="float">
            <text:p>-106.967575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105.2533493" calcext:value-type="float">
            <text:p>-105.253349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105.7623367" calcext:value-type="float">
            <text:p>-105.762336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106.8372116" calcext:value-type="float">
            <text:p>-106.8372116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106.8824234" calcext:value-type="float">
            <text:p>-106.8824234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106.1300125" calcext:value-type="float">
            <text:p>-106.1300125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107.7534256" calcext:value-type="float">
            <text:p>-107.7534256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106.0219574" calcext:value-type="float">
            <text:p>-106.0219574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107.4252167" calcext:value-type="float">
            <text:p>-107.4252167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105.1572266" calcext:value-type="float">
            <text:p>-105.157226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101.6969223" calcext:value-type="float">
            <text:p>-101.696922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106.458931" calcext:value-type="float">
            <text:p>-106.458931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105.7899551" calcext:value-type="float">
            <text:p>-105.7899551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106.7120743" calcext:value-type="float">
            <text:p>-106.7120743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105.9339676" calcext:value-type="float">
            <text:p>-105.9339676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107.2752914" calcext:value-type="float">
            <text:p>-107.2752914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106.2193756" calcext:value-type="float">
            <text:p>-106.2193756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105.7677231" calcext:value-type="float">
            <text:p>-105.7677231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107.3027496" calcext:value-type="float">
            <text:p>-107.3027496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107.2895355" calcext:value-type="float">
            <text:p>-107.2895355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107.2261047" calcext:value-type="float">
            <text:p>-107.2261047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107.4819412" calcext:value-type="float">
            <text:p>-107.4819412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106.2489166" calcext:value-type="float">
            <text:p>-106.2489166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106.5610123" calcext:value-type="float">
            <text:p>-106.5610123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108.5729446" calcext:value-type="float">
            <text:p>-108.5729446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106.8488998" calcext:value-type="float">
            <text:p>-106.8488998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106.7597733" calcext:value-type="float">
            <text:p>-106.7597733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107.3161469" calcext:value-type="float">
            <text:p>-107.316146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108.5574875" calcext:value-type="float">
            <text:p>-108.5574875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107.3490219" calcext:value-type="float">
            <text:p>-107.3490219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109.0429916" calcext:value-type="float">
            <text:p>-109.0429916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107.9214401" calcext:value-type="float">
            <text:p>-107.9214401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106.4400787" calcext:value-type="float">
            <text:p>-106.4400787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107.911438" calcext:value-type="float">
            <text:p>-107.911438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108.9675751" calcext:value-type="float">
            <text:p>-108.9675751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106.4085312" calcext:value-type="float">
            <text:p>-106.4085312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108.0702209" calcext:value-type="float">
            <text:p>-108.0702209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108.1541901" calcext:value-type="float">
            <text:p>-108.1541901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105.4193497" calcext:value-type="float">
            <text:p>-105.4193497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106.2628098" calcext:value-type="float">
            <text:p>-106.2628098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106.2076721" calcext:value-type="float">
            <text:p>-106.2076721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103.9110718" calcext:value-type="float">
            <text:p>-103.9110718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105.9165955" calcext:value-type="float">
            <text:p>-105.9165955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107.2326508" calcext:value-type="float">
            <text:p>-107.2326508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107.3208237" calcext:value-type="float">
            <text:p>-107.3208237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107.7041779" calcext:value-type="float">
            <text:p>-107.704177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108.4966736" calcext:value-type="float">
            <text:p>-108.496673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107.6844254" calcext:value-type="float">
            <text:p>-107.6844254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106.4208374" calcext:value-type="float">
            <text:p>-106.4208374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107.1063919" calcext:value-type="float">
            <text:p>-107.1063919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105.7525864" calcext:value-type="float">
            <text:p>-105.7525864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107.3671036" calcext:value-type="float">
            <text:p>-107.3671036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106.9720688" calcext:value-type="float">
            <text:p>-106.9720688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105.5645065" calcext:value-type="float">
            <text:p>-105.5645065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104.9665909" calcext:value-type="float">
            <text:p>-104.9665909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106.0600815" calcext:value-type="float">
            <text:p>-106.0600815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104.7494659" calcext:value-type="float">
            <text:p>-104.7494659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105.8017883" calcext:value-type="float">
            <text:p>-105.8017883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103.7416" calcext:value-type="float">
            <text:p>-103.7416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101.352272" calcext:value-type="float">
            <text:p>-101.352272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106.29496" calcext:value-type="float">
            <text:p>-106.29496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104.2953262" calcext:value-type="float">
            <text:p>-104.2953262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104.4805527" calcext:value-type="float">
            <text:p>-104.4805527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102.2042389" calcext:value-type="float">
            <text:p>-102.2042389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101.7882767" calcext:value-type="float">
            <text:p>-101.7882767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104.419136" calcext:value-type="float">
            <text:p>-104.419136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105.1057434" calcext:value-type="float">
            <text:p>-105.105743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105.0372314" calcext:value-type="float">
            <text:p>-105.0372314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104.0598221" calcext:value-type="float">
            <text:p>-104.0598221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103.4448547" calcext:value-type="float">
            <text:p>-103.444854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102.9643402" calcext:value-type="float">
            <text:p>-102.964340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104.1049881" calcext:value-type="float">
            <text:p>-104.1049881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104.9544678" calcext:value-type="float">
            <text:p>-104.9544678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104.8963776" calcext:value-type="float">
            <text:p>-104.8963776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104.2662125" calcext:value-type="float">
            <text:p>-104.266212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104.5562744" calcext:value-type="float">
            <text:p>-104.556274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104.7158508" calcext:value-type="float">
            <text:p>-104.715850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104.6143265" calcext:value-type="float">
            <text:p>-104.6143265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105.7715073" calcext:value-type="float">
            <text:p>-105.7715073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106.2818756" calcext:value-type="float">
            <text:p>-106.2818756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104.5451355" calcext:value-type="float">
            <text:p>-104.5451355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103.9383392" calcext:value-type="float">
            <text:p>-103.9383392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105.6115112" calcext:value-type="float">
            <text:p>-105.6115112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105.6266861" calcext:value-type="float">
            <text:p>-105.626686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105.6949539" calcext:value-type="float">
            <text:p>-105.6949539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105.2171478" calcext:value-type="float">
            <text:p>-105.217147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105.1395111" calcext:value-type="float">
            <text:p>-105.1395111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105.0814285" calcext:value-type="float">
            <text:p>-105.0814285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106.2036591" calcext:value-type="float">
            <text:p>-106.2036591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106.2172546" calcext:value-type="float">
            <text:p>-106.2172546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106.0627213" calcext:value-type="float">
            <text:p>-106.0627213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105.8372498" calcext:value-type="float">
            <text:p>-105.8372498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107.7890778" calcext:value-type="float">
            <text:p>-107.7890778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106.053688" calcext:value-type="float">
            <text:p>-106.053688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106.2603378" calcext:value-type="float">
            <text:p>-106.2603378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107.1232529" calcext:value-type="float">
            <text:p>-107.1232529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96.44582367" calcext:value-type="float">
            <text:p>-96.44582367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107.1191025" calcext:value-type="float">
            <text:p>-107.1191025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107.0933914" calcext:value-type="float">
            <text:p>-107.0933914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107.4649734" calcext:value-type="float">
            <text:p>-107.4649734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07.8610306" calcext:value-type="float">
            <text:p>-107.8610306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106.3734741" calcext:value-type="float">
            <text:p>-106.373474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107.8239288" calcext:value-type="float">
            <text:p>-107.8239288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92.35445404" calcext:value-type="float">
            <text:p>-92.35445404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108.6070023" calcext:value-type="float">
            <text:p>-108.6070023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109.0179214" calcext:value-type="float">
            <text:p>-109.0179214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108.2314987" calcext:value-type="float">
            <text:p>-108.2314987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107.2592392" calcext:value-type="float">
            <text:p>-107.259239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108.1179123" calcext:value-type="float">
            <text:p>-108.1179123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109.5798569" calcext:value-type="float">
            <text:p>-109.5798569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106.7232971" calcext:value-type="float">
            <text:p>-106.723297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108.0445633" calcext:value-type="float">
            <text:p>-108.044563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108.8781433" calcext:value-type="float">
            <text:p>-108.8781433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108.3630447" calcext:value-type="float">
            <text:p>-108.363044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107.3750687" calcext:value-type="float">
            <text:p>-107.3750687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108.4855194" calcext:value-type="float">
            <text:p>-108.4855194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108.6843796" calcext:value-type="float">
            <text:p>-108.684379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107.5296555" calcext:value-type="float">
            <text:p>-107.5296555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107.2644424" calcext:value-type="float">
            <text:p>-107.2644424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108.2233047" calcext:value-type="float">
            <text:p>-108.223304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108.6641617" calcext:value-type="float">
            <text:p>-108.664161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107.6362686" calcext:value-type="float">
            <text:p>-107.636268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107.1499329" calcext:value-type="float">
            <text:p>-107.149932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01.6141663" calcext:value-type="float">
            <text:p>-101.6141663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109.3968887" calcext:value-type="float">
            <text:p>-109.3968887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107.4972534" calcext:value-type="float">
            <text:p>-107.4972534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109.0606461" calcext:value-type="float">
            <text:p>-109.0606461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108.9828262" calcext:value-type="float">
            <text:p>-108.982826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108.1172638" calcext:value-type="float">
            <text:p>-108.1172638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109.4703369" calcext:value-type="float">
            <text:p>-109.4703369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108.2698517" calcext:value-type="float">
            <text:p>-108.2698517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107.1626205" calcext:value-type="float">
            <text:p>-107.162620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108.5176773" calcext:value-type="float">
            <text:p>-108.5176773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108.3800278" calcext:value-type="float">
            <text:p>-108.3800278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109.2641068" calcext:value-type="float">
            <text:p>-109.2641068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108.3362045" calcext:value-type="float">
            <text:p>-108.3362045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107.7466431" calcext:value-type="float">
            <text:p>-107.7466431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109.5739441" calcext:value-type="float">
            <text:p>-109.5739441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108.23806" calcext:value-type="float">
            <text:p>-108.23806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108.9859009" calcext:value-type="float">
            <text:p>-108.985900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108.7840805" calcext:value-type="float">
            <text:p>-108.7840805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108.7292252" calcext:value-type="float">
            <text:p>-108.7292252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96.5983963" calcext:value-type="float">
            <text:p>-96.5983963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108.1557999" calcext:value-type="float">
            <text:p>-108.1557999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109.0747147" calcext:value-type="float">
            <text:p>-109.0747147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109.3445816" calcext:value-type="float">
            <text:p>-109.344581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01.3834457" calcext:value-type="float">
            <text:p>-101.3834457</text:p>
          </table:table-cell>
          <table:table-cell table:number-columns-repeated="3"/>
        </table:table-row>
      </table:table>
      <table:table table:name="N1E_2_2" table:style-name="ta1">
        <table:shapes>
          <draw:frame draw:z-index="0" draw:style-name="gr1" draw:text-style-name="P1" svg:width="1097.8pt" svg:height="558.68pt" svg:x="251.66pt" svg:y="3pt">
            <loext:p draw:notify-on-update-of-ranges="N1E_2_2.B1:N1E_2_2.B1 N1E_2_2.B2:N1E_2_2.B462 N1E_2_2.C1:N1E_2_2.C1 N1E_2_2.C2:N1E_2_2.C4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Power [dBm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000" office:value-type="float" office:value="0" calcext:value-type="float">
            <text:p>0</text:p>
          </table:table-cell>
          <table:table-cell office:value-type="float" office:value="-26.19523239" calcext:value-type="float">
            <text:p>-26.19523239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table:formula="of:=[.A3]/1000000" office:value-type="float" office:value="0.2173913043" calcext:value-type="float">
            <text:p>0.2173913043</text:p>
          </table:table-cell>
          <table:table-cell office:value-type="float" office:value="-82.44229126" calcext:value-type="float">
            <text:p>-82.44229126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table:formula="of:=[.A4]/1000000" office:value-type="float" office:value="0.4347826087" calcext:value-type="float">
            <text:p>0.4347826087</text:p>
          </table:table-cell>
          <table:table-cell office:value-type="float" office:value="-85.25927734" calcext:value-type="float">
            <text:p>-85.25927734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table:formula="of:=[.A5]/1000000" office:value-type="float" office:value="0.652173913" calcext:value-type="float">
            <text:p>0.652173913</text:p>
          </table:table-cell>
          <table:table-cell office:value-type="float" office:value="-91.85670471" calcext:value-type="float">
            <text:p>-91.85670471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table:formula="of:=[.A6]/1000000" office:value-type="float" office:value="0.8695652174" calcext:value-type="float">
            <text:p>0.8695652174</text:p>
          </table:table-cell>
          <table:table-cell office:value-type="float" office:value="-91.62445068" calcext:value-type="float">
            <text:p>-91.62445068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table:formula="of:=[.A7]/1000000" office:value-type="float" office:value="1.086956522" calcext:value-type="float">
            <text:p>1.086956522</text:p>
          </table:table-cell>
          <table:table-cell office:value-type="float" office:value="-96.61427307" calcext:value-type="float">
            <text:p>-96.61427307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table:formula="of:=[.A8]/1000000" office:value-type="float" office:value="1.304347826" calcext:value-type="float">
            <text:p>1.304347826</text:p>
          </table:table-cell>
          <table:table-cell office:value-type="float" office:value="-94.99459076" calcext:value-type="float">
            <text:p>-94.99459076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table:formula="of:=[.A9]/1000000" office:value-type="float" office:value="1.52173913" calcext:value-type="float">
            <text:p>1.52173913</text:p>
          </table:table-cell>
          <table:table-cell office:value-type="float" office:value="-74.17062378" calcext:value-type="float">
            <text:p>-74.17062378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table:formula="of:=[.A10]/1000000" office:value-type="float" office:value="1.739130435" calcext:value-type="float">
            <text:p>1.739130435</text:p>
          </table:table-cell>
          <table:table-cell office:value-type="float" office:value="-96.31885529" calcext:value-type="float">
            <text:p>-96.31885529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table:formula="of:=[.A11]/1000000" office:value-type="float" office:value="1.956521739" calcext:value-type="float">
            <text:p>1.956521739</text:p>
          </table:table-cell>
          <table:table-cell office:value-type="float" office:value="-97.4828186" calcext:value-type="float">
            <text:p>-97.482818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table:formula="of:=[.A12]/1000000" office:value-type="float" office:value="2.173913043" calcext:value-type="float">
            <text:p>2.173913043</text:p>
          </table:table-cell>
          <table:table-cell office:value-type="float" office:value="-97.07897186" calcext:value-type="float">
            <text:p>-97.0789718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table:formula="of:=[.A13]/1000000" office:value-type="float" office:value="2.391304348" calcext:value-type="float">
            <text:p>2.391304348</text:p>
          </table:table-cell>
          <table:table-cell office:value-type="float" office:value="-97.4731369" calcext:value-type="float">
            <text:p>-97.4731369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table:formula="of:=[.A14]/1000000" office:value-type="float" office:value="2.608695652" calcext:value-type="float">
            <text:p>2.608695652</text:p>
          </table:table-cell>
          <table:table-cell office:value-type="float" office:value="-97.01282501" calcext:value-type="float">
            <text:p>-97.0128250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table:formula="of:=[.A15]/1000000" office:value-type="float" office:value="2.826086957" calcext:value-type="float">
            <text:p>2.826086957</text:p>
          </table:table-cell>
          <table:table-cell office:value-type="float" office:value="-82.89287567" calcext:value-type="float">
            <text:p>-82.89287567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table:formula="of:=[.A16]/1000000" office:value-type="float" office:value="3.043478261" calcext:value-type="float">
            <text:p>3.043478261</text:p>
          </table:table-cell>
          <table:table-cell office:value-type="float" office:value="-96.83107758" calcext:value-type="float">
            <text:p>-96.8310775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table:formula="of:=[.A17]/1000000" office:value-type="float" office:value="3.260869565" calcext:value-type="float">
            <text:p>3.260869565</text:p>
          </table:table-cell>
          <table:table-cell office:value-type="float" office:value="-94.6230011" calcext:value-type="float">
            <text:p>-94.6230011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table:formula="of:=[.A18]/1000000" office:value-type="float" office:value="3.47826087" calcext:value-type="float">
            <text:p>3.47826087</text:p>
          </table:table-cell>
          <table:table-cell office:value-type="float" office:value="-92.35532379" calcext:value-type="float">
            <text:p>-92.35532379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table:formula="of:=[.A19]/1000000" office:value-type="float" office:value="3.695652174" calcext:value-type="float">
            <text:p>3.695652174</text:p>
          </table:table-cell>
          <table:table-cell office:value-type="float" office:value="-93.7436142" calcext:value-type="float">
            <text:p>-93.743614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table:formula="of:=[.A20]/1000000" office:value-type="float" office:value="3.913043478" calcext:value-type="float">
            <text:p>3.913043478</text:p>
          </table:table-cell>
          <table:table-cell office:value-type="float" office:value="-96.41126251" calcext:value-type="float">
            <text:p>-96.41126251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table:formula="of:=[.A21]/1000000" office:value-type="float" office:value="4.130434783" calcext:value-type="float">
            <text:p>4.130434783</text:p>
          </table:table-cell>
          <table:table-cell office:value-type="float" office:value="-97.08391571" calcext:value-type="float">
            <text:p>-97.08391571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table:formula="of:=[.A22]/1000000" office:value-type="float" office:value="4.347826087" calcext:value-type="float">
            <text:p>4.347826087</text:p>
          </table:table-cell>
          <table:table-cell office:value-type="float" office:value="-95.58061981" calcext:value-type="float">
            <text:p>-95.58061981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table:formula="of:=[.A23]/1000000" office:value-type="float" office:value="4.565217391" calcext:value-type="float">
            <text:p>4.565217391</text:p>
          </table:table-cell>
          <table:table-cell office:value-type="float" office:value="-95.93756866" calcext:value-type="float">
            <text:p>-95.93756866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table:formula="of:=[.A24]/1000000" office:value-type="float" office:value="4.782608696" calcext:value-type="float">
            <text:p>4.782608696</text:p>
          </table:table-cell>
          <table:table-cell office:value-type="float" office:value="-96.75089264" calcext:value-type="float">
            <text:p>-96.7508926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5]/1000000" office:value-type="float" office:value="5" calcext:value-type="float">
            <text:p>5</text:p>
          </table:table-cell>
          <table:table-cell office:value-type="float" office:value="-93.89846039" calcext:value-type="float">
            <text:p>-93.89846039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table:formula="of:=[.A26]/1000000" office:value-type="float" office:value="5.217391304" calcext:value-type="float">
            <text:p>5.217391304</text:p>
          </table:table-cell>
          <table:table-cell office:value-type="float" office:value="-96.26405334" calcext:value-type="float">
            <text:p>-96.26405334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table:formula="of:=[.A27]/1000000" office:value-type="float" office:value="5.434782609" calcext:value-type="float">
            <text:p>5.434782609</text:p>
          </table:table-cell>
          <table:table-cell office:value-type="float" office:value="-95.36405182" calcext:value-type="float">
            <text:p>-95.36405182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table:formula="of:=[.A28]/1000000" office:value-type="float" office:value="5.652173913" calcext:value-type="float">
            <text:p>5.652173913</text:p>
          </table:table-cell>
          <table:table-cell office:value-type="float" office:value="-94.49169922" calcext:value-type="float">
            <text:p>-94.49169922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table:formula="of:=[.A29]/1000000" office:value-type="float" office:value="5.869565217" calcext:value-type="float">
            <text:p>5.869565217</text:p>
          </table:table-cell>
          <table:table-cell office:value-type="float" office:value="-93.97585297" calcext:value-type="float">
            <text:p>-93.97585297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table:formula="of:=[.A30]/1000000" office:value-type="float" office:value="6.086956522" calcext:value-type="float">
            <text:p>6.086956522</text:p>
          </table:table-cell>
          <table:table-cell office:value-type="float" office:value="-92.89365387" calcext:value-type="float">
            <text:p>-92.89365387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table:formula="of:=[.A31]/1000000" office:value-type="float" office:value="6.304347826" calcext:value-type="float">
            <text:p>6.304347826</text:p>
          </table:table-cell>
          <table:table-cell office:value-type="float" office:value="-95.78913116" calcext:value-type="float">
            <text:p>-95.78913116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table:formula="of:=[.A32]/1000000" office:value-type="float" office:value="6.52173913" calcext:value-type="float">
            <text:p>6.52173913</text:p>
          </table:table-cell>
          <table:table-cell office:value-type="float" office:value="-95.689888" calcext:value-type="float">
            <text:p>-95.689888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table:formula="of:=[.A33]/1000000" office:value-type="float" office:value="6.739130435" calcext:value-type="float">
            <text:p>6.739130435</text:p>
          </table:table-cell>
          <table:table-cell office:value-type="float" office:value="-83.0459137" calcext:value-type="float">
            <text:p>-83.0459137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table:formula="of:=[.A34]/1000000" office:value-type="float" office:value="6.956521739" calcext:value-type="float">
            <text:p>6.956521739</text:p>
          </table:table-cell>
          <table:table-cell office:value-type="float" office:value="-90.54922485" calcext:value-type="float">
            <text:p>-90.54922485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table:formula="of:=[.A35]/1000000" office:value-type="float" office:value="7.173913043" calcext:value-type="float">
            <text:p>7.173913043</text:p>
          </table:table-cell>
          <table:table-cell office:value-type="float" office:value="-94.00115967" calcext:value-type="float">
            <text:p>-94.00115967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table:formula="of:=[.A36]/1000000" office:value-type="float" office:value="7.391304348" calcext:value-type="float">
            <text:p>7.391304348</text:p>
          </table:table-cell>
          <table:table-cell office:value-type="float" office:value="-81.97180176" calcext:value-type="float">
            <text:p>-81.97180176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table:formula="of:=[.A37]/1000000" office:value-type="float" office:value="7.608695652" calcext:value-type="float">
            <text:p>7.608695652</text:p>
          </table:table-cell>
          <table:table-cell office:value-type="float" office:value="-92.53125763" calcext:value-type="float">
            <text:p>-92.53125763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table:formula="of:=[.A38]/1000000" office:value-type="float" office:value="7.826086957" calcext:value-type="float">
            <text:p>7.826086957</text:p>
          </table:table-cell>
          <table:table-cell office:value-type="float" office:value="-94.82778168" calcext:value-type="float">
            <text:p>-94.82778168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table:formula="of:=[.A39]/1000000" office:value-type="float" office:value="8.043478261" calcext:value-type="float">
            <text:p>8.043478261</text:p>
          </table:table-cell>
          <table:table-cell office:value-type="float" office:value="-94.16532135" calcext:value-type="float">
            <text:p>-94.16532135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table:formula="of:=[.A40]/1000000" office:value-type="float" office:value="8.260869565" calcext:value-type="float">
            <text:p>8.260869565</text:p>
          </table:table-cell>
          <table:table-cell office:value-type="float" office:value="-94.66521454" calcext:value-type="float">
            <text:p>-94.66521454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table:formula="of:=[.A41]/1000000" office:value-type="float" office:value="8.47826087" calcext:value-type="float">
            <text:p>8.47826087</text:p>
          </table:table-cell>
          <table:table-cell office:value-type="float" office:value="-93.79616547" calcext:value-type="float">
            <text:p>-93.79616547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table:formula="of:=[.A42]/1000000" office:value-type="float" office:value="8.695652174" calcext:value-type="float">
            <text:p>8.695652174</text:p>
          </table:table-cell>
          <table:table-cell office:value-type="float" office:value="-81.1048584" calcext:value-type="float">
            <text:p>-81.1048584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table:formula="of:=[.A43]/1000000" office:value-type="float" office:value="8.913043478" calcext:value-type="float">
            <text:p>8.913043478</text:p>
          </table:table-cell>
          <table:table-cell office:value-type="float" office:value="-82.45825958" calcext:value-type="float">
            <text:p>-82.45825958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table:formula="of:=[.A44]/1000000" office:value-type="float" office:value="9.130434783" calcext:value-type="float">
            <text:p>9.130434783</text:p>
          </table:table-cell>
          <table:table-cell office:value-type="float" office:value="-84.45319366" calcext:value-type="float">
            <text:p>-84.45319366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table:formula="of:=[.A45]/1000000" office:value-type="float" office:value="9.347826087" calcext:value-type="float">
            <text:p>9.347826087</text:p>
          </table:table-cell>
          <table:table-cell office:value-type="float" office:value="-84.52540588" calcext:value-type="float">
            <text:p>-84.5254058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table:formula="of:=[.A46]/1000000" office:value-type="float" office:value="9.565217391" calcext:value-type="float">
            <text:p>9.565217391</text:p>
          </table:table-cell>
          <table:table-cell office:value-type="float" office:value="-81.84192657" calcext:value-type="float">
            <text:p>-81.8419265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table:formula="of:=[.A47]/1000000" office:value-type="float" office:value="9.782608696" calcext:value-type="float">
            <text:p>9.782608696</text:p>
          </table:table-cell>
          <table:table-cell office:value-type="float" office:value="-93.98142242" calcext:value-type="float">
            <text:p>-93.98142242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8]/1000000" office:value-type="float" office:value="10" calcext:value-type="float">
            <text:p>10</text:p>
          </table:table-cell>
          <table:table-cell office:value-type="float" office:value="-88.16932678" calcext:value-type="float">
            <text:p>-88.16932678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table:formula="of:=[.A49]/1000000" office:value-type="float" office:value="10.2173913" calcext:value-type="float">
            <text:p>10.2173913</text:p>
          </table:table-cell>
          <table:table-cell office:value-type="float" office:value="-89.47892761" calcext:value-type="float">
            <text:p>-89.47892761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table:formula="of:=[.A50]/1000000" office:value-type="float" office:value="10.43478261" calcext:value-type="float">
            <text:p>10.43478261</text:p>
          </table:table-cell>
          <table:table-cell office:value-type="float" office:value="-94.63625336" calcext:value-type="float">
            <text:p>-94.63625336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table:formula="of:=[.A51]/1000000" office:value-type="float" office:value="10.65217391" calcext:value-type="float">
            <text:p>10.65217391</text:p>
          </table:table-cell>
          <table:table-cell office:value-type="float" office:value="-93.85561371" calcext:value-type="float">
            <text:p>-93.85561371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table:formula="of:=[.A52]/1000000" office:value-type="float" office:value="10.86956522" calcext:value-type="float">
            <text:p>10.86956522</text:p>
          </table:table-cell>
          <table:table-cell office:value-type="float" office:value="-95.18689728" calcext:value-type="float">
            <text:p>-95.18689728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table:formula="of:=[.A53]/1000000" office:value-type="float" office:value="11.08695652" calcext:value-type="float">
            <text:p>11.08695652</text:p>
          </table:table-cell>
          <table:table-cell office:value-type="float" office:value="-94.73174286" calcext:value-type="float">
            <text:p>-94.7317428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table:formula="of:=[.A54]/1000000" office:value-type="float" office:value="11.30434783" calcext:value-type="float">
            <text:p>11.30434783</text:p>
          </table:table-cell>
          <table:table-cell office:value-type="float" office:value="-94.15048981" calcext:value-type="float">
            <text:p>-94.15048981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table:formula="of:=[.A55]/1000000" office:value-type="float" office:value="11.52173913" calcext:value-type="float">
            <text:p>11.52173913</text:p>
          </table:table-cell>
          <table:table-cell office:value-type="float" office:value="-91.99221039" calcext:value-type="float">
            <text:p>-91.9922103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table:formula="of:=[.A56]/1000000" office:value-type="float" office:value="11.73913043" calcext:value-type="float">
            <text:p>11.73913043</text:p>
          </table:table-cell>
          <table:table-cell office:value-type="float" office:value="-85.74803162" calcext:value-type="float">
            <text:p>-85.7480316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table:formula="of:=[.A57]/1000000" office:value-type="float" office:value="11.95652174" calcext:value-type="float">
            <text:p>11.95652174</text:p>
          </table:table-cell>
          <table:table-cell office:value-type="float" office:value="-82.12465668" calcext:value-type="float">
            <text:p>-82.12465668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table:formula="of:=[.A58]/1000000" office:value-type="float" office:value="12.17391304" calcext:value-type="float">
            <text:p>12.17391304</text:p>
          </table:table-cell>
          <table:table-cell office:value-type="float" office:value="-92.516922" calcext:value-type="float">
            <text:p>-92.516922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table:formula="of:=[.A59]/1000000" office:value-type="float" office:value="12.39130435" calcext:value-type="float">
            <text:p>12.39130435</text:p>
          </table:table-cell>
          <table:table-cell office:value-type="float" office:value="-95.31291199" calcext:value-type="float">
            <text:p>-95.31291199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table:formula="of:=[.A60]/1000000" office:value-type="float" office:value="12.60869565" calcext:value-type="float">
            <text:p>12.60869565</text:p>
          </table:table-cell>
          <table:table-cell office:value-type="float" office:value="-92.58530426" calcext:value-type="float">
            <text:p>-92.5853042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table:formula="of:=[.A61]/1000000" office:value-type="float" office:value="12.82608696" calcext:value-type="float">
            <text:p>12.82608696</text:p>
          </table:table-cell>
          <table:table-cell office:value-type="float" office:value="-94.84490967" calcext:value-type="float">
            <text:p>-94.84490967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table:formula="of:=[.A62]/1000000" office:value-type="float" office:value="13.04347826" calcext:value-type="float">
            <text:p>13.04347826</text:p>
          </table:table-cell>
          <table:table-cell office:value-type="float" office:value="-93.88002014" calcext:value-type="float">
            <text:p>-93.88002014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table:formula="of:=[.A63]/1000000" office:value-type="float" office:value="13.26086957" calcext:value-type="float">
            <text:p>13.26086957</text:p>
          </table:table-cell>
          <table:table-cell office:value-type="float" office:value="-92.95233917" calcext:value-type="float">
            <text:p>-92.9523391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table:formula="of:=[.A64]/1000000" office:value-type="float" office:value="13.47826087" calcext:value-type="float">
            <text:p>13.47826087</text:p>
          </table:table-cell>
          <table:table-cell office:value-type="float" office:value="-93.39576721" calcext:value-type="float">
            <text:p>-93.3957672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table:formula="of:=[.A65]/1000000" office:value-type="float" office:value="13.69565217" calcext:value-type="float">
            <text:p>13.69565217</text:p>
          </table:table-cell>
          <table:table-cell office:value-type="float" office:value="-87.45350647" calcext:value-type="float">
            <text:p>-87.45350647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table:formula="of:=[.A66]/1000000" office:value-type="float" office:value="13.91304348" calcext:value-type="float">
            <text:p>13.91304348</text:p>
          </table:table-cell>
          <table:table-cell office:value-type="float" office:value="-92.13153839" calcext:value-type="float">
            <text:p>-92.1315383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table:formula="of:=[.A67]/1000000" office:value-type="float" office:value="14.13043478" calcext:value-type="float">
            <text:p>14.13043478</text:p>
          </table:table-cell>
          <table:table-cell office:value-type="float" office:value="-87.81825256" calcext:value-type="float">
            <text:p>-87.8182525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table:formula="of:=[.A68]/1000000" office:value-type="float" office:value="14.34782609" calcext:value-type="float">
            <text:p>14.34782609</text:p>
          </table:table-cell>
          <table:table-cell office:value-type="float" office:value="-89.99994659" calcext:value-type="float">
            <text:p>-89.9999465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table:formula="of:=[.A69]/1000000" office:value-type="float" office:value="14.56521739" calcext:value-type="float">
            <text:p>14.56521739</text:p>
          </table:table-cell>
          <table:table-cell office:value-type="float" office:value="-91.70160675" calcext:value-type="float">
            <text:p>-91.70160675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table:formula="of:=[.A70]/1000000" office:value-type="float" office:value="14.7826087" calcext:value-type="float">
            <text:p>14.7826087</text:p>
          </table:table-cell>
          <table:table-cell office:value-type="float" office:value="-92.36516571" calcext:value-type="float">
            <text:p>-92.3651657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71]/1000000" office:value-type="float" office:value="15" calcext:value-type="float">
            <text:p>15</text:p>
          </table:table-cell>
          <table:table-cell office:value-type="float" office:value="-93.91009521" calcext:value-type="float">
            <text:p>-93.91009521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table:formula="of:=[.A72]/1000000" office:value-type="float" office:value="15.2173913" calcext:value-type="float">
            <text:p>15.2173913</text:p>
          </table:table-cell>
          <table:table-cell office:value-type="float" office:value="-92.93301392" calcext:value-type="float">
            <text:p>-92.93301392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table:formula="of:=[.A73]/1000000" office:value-type="float" office:value="15.43478261" calcext:value-type="float">
            <text:p>15.43478261</text:p>
          </table:table-cell>
          <table:table-cell office:value-type="float" office:value="-94.58367157" calcext:value-type="float">
            <text:p>-94.58367157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table:formula="of:=[.A74]/1000000" office:value-type="float" office:value="15.65217391" calcext:value-type="float">
            <text:p>15.65217391</text:p>
          </table:table-cell>
          <table:table-cell office:value-type="float" office:value="-90.8764267" calcext:value-type="float">
            <text:p>-90.8764267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table:formula="of:=[.A75]/1000000" office:value-type="float" office:value="15.86956522" calcext:value-type="float">
            <text:p>15.86956522</text:p>
          </table:table-cell>
          <table:table-cell office:value-type="float" office:value="-91.20497894" calcext:value-type="float">
            <text:p>-91.20497894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table:formula="of:=[.A76]/1000000" office:value-type="float" office:value="16.08695652" calcext:value-type="float">
            <text:p>16.08695652</text:p>
          </table:table-cell>
          <table:table-cell office:value-type="float" office:value="-92.99111176" calcext:value-type="float">
            <text:p>-92.99111176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table:formula="of:=[.A77]/1000000" office:value-type="float" office:value="16.30434783" calcext:value-type="float">
            <text:p>16.30434783</text:p>
          </table:table-cell>
          <table:table-cell office:value-type="float" office:value="-91.80919647" calcext:value-type="float">
            <text:p>-91.80919647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table:formula="of:=[.A78]/1000000" office:value-type="float" office:value="16.52173913" calcext:value-type="float">
            <text:p>16.52173913</text:p>
          </table:table-cell>
          <table:table-cell office:value-type="float" office:value="-94.67134857" calcext:value-type="float">
            <text:p>-94.67134857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table:formula="of:=[.A79]/1000000" office:value-type="float" office:value="16.73913043" calcext:value-type="float">
            <text:p>16.73913043</text:p>
          </table:table-cell>
          <table:table-cell office:value-type="float" office:value="-93.4825058" calcext:value-type="float">
            <text:p>-93.4825058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table:formula="of:=[.A80]/1000000" office:value-type="float" office:value="16.95652174" calcext:value-type="float">
            <text:p>16.95652174</text:p>
          </table:table-cell>
          <table:table-cell office:value-type="float" office:value="-93.6272049" calcext:value-type="float">
            <text:p>-93.627204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table:formula="of:=[.A81]/1000000" office:value-type="float" office:value="17.17391304" calcext:value-type="float">
            <text:p>17.17391304</text:p>
          </table:table-cell>
          <table:table-cell office:value-type="float" office:value="-93.47023773" calcext:value-type="float">
            <text:p>-93.47023773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table:formula="of:=[.A82]/1000000" office:value-type="float" office:value="17.39130435" calcext:value-type="float">
            <text:p>17.39130435</text:p>
          </table:table-cell>
          <table:table-cell office:value-type="float" office:value="-93.63021088" calcext:value-type="float">
            <text:p>-93.63021088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table:formula="of:=[.A83]/1000000" office:value-type="float" office:value="17.60869565" calcext:value-type="float">
            <text:p>17.60869565</text:p>
          </table:table-cell>
          <table:table-cell office:value-type="float" office:value="-89.81388855" calcext:value-type="float">
            <text:p>-89.8138885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table:formula="of:=[.A84]/1000000" office:value-type="float" office:value="17.82608696" calcext:value-type="float">
            <text:p>17.82608696</text:p>
          </table:table-cell>
          <table:table-cell office:value-type="float" office:value="-94.05544281" calcext:value-type="float">
            <text:p>-94.05544281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table:formula="of:=[.A85]/1000000" office:value-type="float" office:value="18.04347826" calcext:value-type="float">
            <text:p>18.04347826</text:p>
          </table:table-cell>
          <table:table-cell office:value-type="float" office:value="-92.94356537" calcext:value-type="float">
            <text:p>-92.94356537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table:formula="of:=[.A86]/1000000" office:value-type="float" office:value="18.26086957" calcext:value-type="float">
            <text:p>18.26086957</text:p>
          </table:table-cell>
          <table:table-cell office:value-type="float" office:value="-90.81633759" calcext:value-type="float">
            <text:p>-90.81633759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table:formula="of:=[.A87]/1000000" office:value-type="float" office:value="18.47826087" calcext:value-type="float">
            <text:p>18.47826087</text:p>
          </table:table-cell>
          <table:table-cell office:value-type="float" office:value="-84.0772934" calcext:value-type="float">
            <text:p>-84.0772934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table:formula="of:=[.A88]/1000000" office:value-type="float" office:value="18.69565217" calcext:value-type="float">
            <text:p>18.69565217</text:p>
          </table:table-cell>
          <table:table-cell office:value-type="float" office:value="-94.14092255" calcext:value-type="float">
            <text:p>-94.14092255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table:formula="of:=[.A89]/1000000" office:value-type="float" office:value="18.91304348" calcext:value-type="float">
            <text:p>18.91304348</text:p>
          </table:table-cell>
          <table:table-cell office:value-type="float" office:value="-95.64928436" calcext:value-type="float">
            <text:p>-95.64928436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table:formula="of:=[.A90]/1000000" office:value-type="float" office:value="19.13043478" calcext:value-type="float">
            <text:p>19.13043478</text:p>
          </table:table-cell>
          <table:table-cell office:value-type="float" office:value="-94.26039886" calcext:value-type="float">
            <text:p>-94.26039886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table:formula="of:=[.A91]/1000000" office:value-type="float" office:value="19.34782609" calcext:value-type="float">
            <text:p>19.34782609</text:p>
          </table:table-cell>
          <table:table-cell office:value-type="float" office:value="-93.08444214" calcext:value-type="float">
            <text:p>-93.08444214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table:formula="of:=[.A92]/1000000" office:value-type="float" office:value="19.56521739" calcext:value-type="float">
            <text:p>19.56521739</text:p>
          </table:table-cell>
          <table:table-cell office:value-type="float" office:value="-92.52241516" calcext:value-type="float">
            <text:p>-92.52241516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table:formula="of:=[.A93]/1000000" office:value-type="float" office:value="19.7826087" calcext:value-type="float">
            <text:p>19.7826087</text:p>
          </table:table-cell>
          <table:table-cell office:value-type="float" office:value="-92.63592529" calcext:value-type="float">
            <text:p>-92.63592529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94]/1000000" office:value-type="float" office:value="20" calcext:value-type="float">
            <text:p>20</text:p>
          </table:table-cell>
          <table:table-cell office:value-type="float" office:value="-93.83594513" calcext:value-type="float">
            <text:p>-93.83594513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table:formula="of:=[.A95]/1000000" office:value-type="float" office:value="20.2173913" calcext:value-type="float">
            <text:p>20.2173913</text:p>
          </table:table-cell>
          <table:table-cell office:value-type="float" office:value="-91.43971252" calcext:value-type="float">
            <text:p>-91.43971252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table:formula="of:=[.A96]/1000000" office:value-type="float" office:value="20.43478261" calcext:value-type="float">
            <text:p>20.43478261</text:p>
          </table:table-cell>
          <table:table-cell office:value-type="float" office:value="-93.17563629" calcext:value-type="float">
            <text:p>-93.17563629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table:formula="of:=[.A97]/1000000" office:value-type="float" office:value="20.65217391" calcext:value-type="float">
            <text:p>20.65217391</text:p>
          </table:table-cell>
          <table:table-cell office:value-type="float" office:value="-93.42689514" calcext:value-type="float">
            <text:p>-93.42689514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table:formula="of:=[.A98]/1000000" office:value-type="float" office:value="20.86956522" calcext:value-type="float">
            <text:p>20.86956522</text:p>
          </table:table-cell>
          <table:table-cell office:value-type="float" office:value="-90.75081635" calcext:value-type="float">
            <text:p>-90.75081635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table:formula="of:=[.A99]/1000000" office:value-type="float" office:value="21.08695652" calcext:value-type="float">
            <text:p>21.08695652</text:p>
          </table:table-cell>
          <table:table-cell office:value-type="float" office:value="-89.48290253" calcext:value-type="float">
            <text:p>-89.48290253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table:formula="of:=[.A100]/1000000" office:value-type="float" office:value="21.30434783" calcext:value-type="float">
            <text:p>21.30434783</text:p>
          </table:table-cell>
          <table:table-cell office:value-type="float" office:value="-89.50966644" calcext:value-type="float">
            <text:p>-89.50966644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table:formula="of:=[.A101]/1000000" office:value-type="float" office:value="21.52173913" calcext:value-type="float">
            <text:p>21.52173913</text:p>
          </table:table-cell>
          <table:table-cell office:value-type="float" office:value="-89.74124908" calcext:value-type="float">
            <text:p>-89.74124908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table:formula="of:=[.A102]/1000000" office:value-type="float" office:value="21.73913043" calcext:value-type="float">
            <text:p>21.73913043</text:p>
          </table:table-cell>
          <table:table-cell office:value-type="float" office:value="-90.08419037" calcext:value-type="float">
            <text:p>-90.08419037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table:formula="of:=[.A103]/1000000" office:value-type="float" office:value="21.95652174" calcext:value-type="float">
            <text:p>21.95652174</text:p>
          </table:table-cell>
          <table:table-cell office:value-type="float" office:value="-92.33802032" calcext:value-type="float">
            <text:p>-92.33802032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table:formula="of:=[.A104]/1000000" office:value-type="float" office:value="22.17391304" calcext:value-type="float">
            <text:p>22.17391304</text:p>
          </table:table-cell>
          <table:table-cell office:value-type="float" office:value="-92.58350372" calcext:value-type="float">
            <text:p>-92.5835037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table:formula="of:=[.A105]/1000000" office:value-type="float" office:value="22.39130435" calcext:value-type="float">
            <text:p>22.39130435</text:p>
          </table:table-cell>
          <table:table-cell office:value-type="float" office:value="-90.73930359" calcext:value-type="float">
            <text:p>-90.73930359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table:formula="of:=[.A106]/1000000" office:value-type="float" office:value="22.60869565" calcext:value-type="float">
            <text:p>22.60869565</text:p>
          </table:table-cell>
          <table:table-cell office:value-type="float" office:value="-89.47732544" calcext:value-type="float">
            <text:p>-89.47732544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table:formula="of:=[.A107]/1000000" office:value-type="float" office:value="22.82608696" calcext:value-type="float">
            <text:p>22.82608696</text:p>
          </table:table-cell>
          <table:table-cell office:value-type="float" office:value="-89.36640167" calcext:value-type="float">
            <text:p>-89.3664016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table:formula="of:=[.A108]/1000000" office:value-type="float" office:value="23.04347826" calcext:value-type="float">
            <text:p>23.04347826</text:p>
          </table:table-cell>
          <table:table-cell office:value-type="float" office:value="-83.69707489" calcext:value-type="float">
            <text:p>-83.69707489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table:formula="of:=[.A109]/1000000" office:value-type="float" office:value="23.26086957" calcext:value-type="float">
            <text:p>23.26086957</text:p>
          </table:table-cell>
          <table:table-cell office:value-type="float" office:value="-93.25983429" calcext:value-type="float">
            <text:p>-93.2598342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table:formula="of:=[.A110]/1000000" office:value-type="float" office:value="23.47826087" calcext:value-type="float">
            <text:p>23.47826087</text:p>
          </table:table-cell>
          <table:table-cell office:value-type="float" office:value="-92.33021545" calcext:value-type="float">
            <text:p>-92.33021545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table:formula="of:=[.A111]/1000000" office:value-type="float" office:value="23.69565217" calcext:value-type="float">
            <text:p>23.69565217</text:p>
          </table:table-cell>
          <table:table-cell office:value-type="float" office:value="-91.90381622" calcext:value-type="float">
            <text:p>-91.90381622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table:formula="of:=[.A112]/1000000" office:value-type="float" office:value="23.91304348" calcext:value-type="float">
            <text:p>23.91304348</text:p>
          </table:table-cell>
          <table:table-cell office:value-type="float" office:value="-93.05551147" calcext:value-type="float">
            <text:p>-93.05551147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table:formula="of:=[.A113]/1000000" office:value-type="float" office:value="24.13043478" calcext:value-type="float">
            <text:p>24.13043478</text:p>
          </table:table-cell>
          <table:table-cell office:value-type="float" office:value="-92.67821503" calcext:value-type="float">
            <text:p>-92.6782150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table:formula="of:=[.A114]/1000000" office:value-type="float" office:value="24.34782609" calcext:value-type="float">
            <text:p>24.34782609</text:p>
          </table:table-cell>
          <table:table-cell office:value-type="float" office:value="-92.67647552" calcext:value-type="float">
            <text:p>-92.67647552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table:formula="of:=[.A115]/1000000" office:value-type="float" office:value="24.56521739" calcext:value-type="float">
            <text:p>24.56521739</text:p>
          </table:table-cell>
          <table:table-cell office:value-type="float" office:value="-95.0553894" calcext:value-type="float">
            <text:p>-95.0553894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table:formula="of:=[.A116]/1000000" office:value-type="float" office:value="24.7826087" calcext:value-type="float">
            <text:p>24.7826087</text:p>
          </table:table-cell>
          <table:table-cell office:value-type="float" office:value="-93.64592743" calcext:value-type="float">
            <text:p>-93.6459274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17]/1000000" office:value-type="float" office:value="25" calcext:value-type="float">
            <text:p>25</text:p>
          </table:table-cell>
          <table:table-cell office:value-type="float" office:value="-93.93907928" calcext:value-type="float">
            <text:p>-93.93907928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table:formula="of:=[.A118]/1000000" office:value-type="float" office:value="25.2173913" calcext:value-type="float">
            <text:p>25.2173913</text:p>
          </table:table-cell>
          <table:table-cell office:value-type="float" office:value="-95.49686432" calcext:value-type="float">
            <text:p>-95.49686432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table:formula="of:=[.A119]/1000000" office:value-type="float" office:value="25.43478261" calcext:value-type="float">
            <text:p>25.43478261</text:p>
          </table:table-cell>
          <table:table-cell office:value-type="float" office:value="-95.44494629" calcext:value-type="float">
            <text:p>-95.44494629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table:formula="of:=[.A120]/1000000" office:value-type="float" office:value="25.65217391" calcext:value-type="float">
            <text:p>25.65217391</text:p>
          </table:table-cell>
          <table:table-cell office:value-type="float" office:value="-94.103508" calcext:value-type="float">
            <text:p>-94.103508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table:formula="of:=[.A121]/1000000" office:value-type="float" office:value="25.86956522" calcext:value-type="float">
            <text:p>25.86956522</text:p>
          </table:table-cell>
          <table:table-cell office:value-type="float" office:value="-91.73220062" calcext:value-type="float">
            <text:p>-91.73220062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table:formula="of:=[.A122]/1000000" office:value-type="float" office:value="26.08695652" calcext:value-type="float">
            <text:p>26.08695652</text:p>
          </table:table-cell>
          <table:table-cell office:value-type="float" office:value="-94.65390015" calcext:value-type="float">
            <text:p>-94.65390015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table:formula="of:=[.A123]/1000000" office:value-type="float" office:value="26.30434783" calcext:value-type="float">
            <text:p>26.30434783</text:p>
          </table:table-cell>
          <table:table-cell office:value-type="float" office:value="-93.79624176" calcext:value-type="float">
            <text:p>-93.7962417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table:formula="of:=[.A124]/1000000" office:value-type="float" office:value="26.52173913" calcext:value-type="float">
            <text:p>26.52173913</text:p>
          </table:table-cell>
          <table:table-cell office:value-type="float" office:value="-86.35955048" calcext:value-type="float">
            <text:p>-86.3595504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table:formula="of:=[.A125]/1000000" office:value-type="float" office:value="26.73913043" calcext:value-type="float">
            <text:p>26.73913043</text:p>
          </table:table-cell>
          <table:table-cell office:value-type="float" office:value="-92.26110077" calcext:value-type="float">
            <text:p>-92.26110077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table:formula="of:=[.A126]/1000000" office:value-type="float" office:value="26.95652174" calcext:value-type="float">
            <text:p>26.95652174</text:p>
          </table:table-cell>
          <table:table-cell office:value-type="float" office:value="-92.78269196" calcext:value-type="float">
            <text:p>-92.7826919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table:formula="of:=[.A127]/1000000" office:value-type="float" office:value="27.17391304" calcext:value-type="float">
            <text:p>27.17391304</text:p>
          </table:table-cell>
          <table:table-cell office:value-type="float" office:value="-89.36064148" calcext:value-type="float">
            <text:p>-89.36064148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table:formula="of:=[.A128]/1000000" office:value-type="float" office:value="27.39130435" calcext:value-type="float">
            <text:p>27.39130435</text:p>
          </table:table-cell>
          <table:table-cell office:value-type="float" office:value="-89.52413177" calcext:value-type="float">
            <text:p>-89.52413177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table:formula="of:=[.A129]/1000000" office:value-type="float" office:value="27.60869565" calcext:value-type="float">
            <text:p>27.60869565</text:p>
          </table:table-cell>
          <table:table-cell office:value-type="float" office:value="-92.40979767" calcext:value-type="float">
            <text:p>-92.40979767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table:formula="of:=[.A130]/1000000" office:value-type="float" office:value="27.82608696" calcext:value-type="float">
            <text:p>27.82608696</text:p>
          </table:table-cell>
          <table:table-cell office:value-type="float" office:value="-93.64981842" calcext:value-type="float">
            <text:p>-93.6498184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table:formula="of:=[.A131]/1000000" office:value-type="float" office:value="28.04347826" calcext:value-type="float">
            <text:p>28.04347826</text:p>
          </table:table-cell>
          <table:table-cell office:value-type="float" office:value="-88.92288971" calcext:value-type="float">
            <text:p>-88.92288971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table:formula="of:=[.A132]/1000000" office:value-type="float" office:value="28.26086957" calcext:value-type="float">
            <text:p>28.26086957</text:p>
          </table:table-cell>
          <table:table-cell office:value-type="float" office:value="-89.30769348" calcext:value-type="float">
            <text:p>-89.30769348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table:formula="of:=[.A133]/1000000" office:value-type="float" office:value="28.47826087" calcext:value-type="float">
            <text:p>28.47826087</text:p>
          </table:table-cell>
          <table:table-cell office:value-type="float" office:value="-86.0104599" calcext:value-type="float">
            <text:p>-86.010459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table:formula="of:=[.A134]/1000000" office:value-type="float" office:value="28.69565217" calcext:value-type="float">
            <text:p>28.69565217</text:p>
          </table:table-cell>
          <table:table-cell office:value-type="float" office:value="-82.95587921" calcext:value-type="float">
            <text:p>-82.95587921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table:formula="of:=[.A135]/1000000" office:value-type="float" office:value="28.91304348" calcext:value-type="float">
            <text:p>28.91304348</text:p>
          </table:table-cell>
          <table:table-cell office:value-type="float" office:value="-86.80947876" calcext:value-type="float">
            <text:p>-86.8094787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table:formula="of:=[.A136]/1000000" office:value-type="float" office:value="29.13043478" calcext:value-type="float">
            <text:p>29.13043478</text:p>
          </table:table-cell>
          <table:table-cell office:value-type="float" office:value="-80.59037018" calcext:value-type="float">
            <text:p>-80.5903701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table:formula="of:=[.A137]/1000000" office:value-type="float" office:value="29.34782609" calcext:value-type="float">
            <text:p>29.34782609</text:p>
          </table:table-cell>
          <table:table-cell office:value-type="float" office:value="-88.88776398" calcext:value-type="float">
            <text:p>-88.8877639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table:formula="of:=[.A138]/1000000" office:value-type="float" office:value="29.56521739" calcext:value-type="float">
            <text:p>29.56521739</text:p>
          </table:table-cell>
          <table:table-cell office:value-type="float" office:value="-88.33927155" calcext:value-type="float">
            <text:p>-88.33927155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table:formula="of:=[.A139]/1000000" office:value-type="float" office:value="29.7826087" calcext:value-type="float">
            <text:p>29.7826087</text:p>
          </table:table-cell>
          <table:table-cell office:value-type="float" office:value="-89.78632355" calcext:value-type="float">
            <text:p>-89.78632355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40]/1000000" office:value-type="float" office:value="30" calcext:value-type="float">
            <text:p>30</text:p>
          </table:table-cell>
          <table:table-cell office:value-type="float" office:value="-87.44586182" calcext:value-type="float">
            <text:p>-87.44586182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table:formula="of:=[.A141]/1000000" office:value-type="float" office:value="30.2173913" calcext:value-type="float">
            <text:p>30.2173913</text:p>
          </table:table-cell>
          <table:table-cell office:value-type="float" office:value="-93.75182343" calcext:value-type="float">
            <text:p>-93.7518234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table:formula="of:=[.A142]/1000000" office:value-type="float" office:value="30.43478261" calcext:value-type="float">
            <text:p>30.43478261</text:p>
          </table:table-cell>
          <table:table-cell office:value-type="float" office:value="-92.57237244" calcext:value-type="float">
            <text:p>-92.57237244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table:formula="of:=[.A143]/1000000" office:value-type="float" office:value="30.65217391" calcext:value-type="float">
            <text:p>30.65217391</text:p>
          </table:table-cell>
          <table:table-cell office:value-type="float" office:value="-88.47147369" calcext:value-type="float">
            <text:p>-88.47147369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table:formula="of:=[.A144]/1000000" office:value-type="float" office:value="30.86956522" calcext:value-type="float">
            <text:p>30.86956522</text:p>
          </table:table-cell>
          <table:table-cell office:value-type="float" office:value="-92.53093719" calcext:value-type="float">
            <text:p>-92.53093719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table:formula="of:=[.A145]/1000000" office:value-type="float" office:value="31.08695652" calcext:value-type="float">
            <text:p>31.08695652</text:p>
          </table:table-cell>
          <table:table-cell office:value-type="float" office:value="-93.15171051" calcext:value-type="float">
            <text:p>-93.15171051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table:formula="of:=[.A146]/1000000" office:value-type="float" office:value="31.30434783" calcext:value-type="float">
            <text:p>31.30434783</text:p>
          </table:table-cell>
          <table:table-cell office:value-type="float" office:value="-91.01730347" calcext:value-type="float">
            <text:p>-91.01730347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table:formula="of:=[.A147]/1000000" office:value-type="float" office:value="31.52173913" calcext:value-type="float">
            <text:p>31.52173913</text:p>
          </table:table-cell>
          <table:table-cell office:value-type="float" office:value="-92.61592102" calcext:value-type="float">
            <text:p>-92.6159210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table:formula="of:=[.A148]/1000000" office:value-type="float" office:value="31.73913043" calcext:value-type="float">
            <text:p>31.73913043</text:p>
          </table:table-cell>
          <table:table-cell office:value-type="float" office:value="-93.37340546" calcext:value-type="float">
            <text:p>-93.3734054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table:formula="of:=[.A149]/1000000" office:value-type="float" office:value="31.95652174" calcext:value-type="float">
            <text:p>31.95652174</text:p>
          </table:table-cell>
          <table:table-cell office:value-type="float" office:value="-94.74515533" calcext:value-type="float">
            <text:p>-94.74515533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table:formula="of:=[.A150]/1000000" office:value-type="float" office:value="32.17391304" calcext:value-type="float">
            <text:p>32.17391304</text:p>
          </table:table-cell>
          <table:table-cell office:value-type="float" office:value="-93.47428131" calcext:value-type="float">
            <text:p>-93.4742813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table:formula="of:=[.A151]/1000000" office:value-type="float" office:value="32.39130435" calcext:value-type="float">
            <text:p>32.39130435</text:p>
          </table:table-cell>
          <table:table-cell office:value-type="float" office:value="-91.51098633" calcext:value-type="float">
            <text:p>-91.51098633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table:formula="of:=[.A152]/1000000" office:value-type="float" office:value="32.60869565" calcext:value-type="float">
            <text:p>32.60869565</text:p>
          </table:table-cell>
          <table:table-cell office:value-type="float" office:value="-86.30821991" calcext:value-type="float">
            <text:p>-86.30821991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table:formula="of:=[.A153]/1000000" office:value-type="float" office:value="32.82608696" calcext:value-type="float">
            <text:p>32.82608696</text:p>
          </table:table-cell>
          <table:table-cell office:value-type="float" office:value="-87.63974762" calcext:value-type="float">
            <text:p>-87.63974762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table:formula="of:=[.A154]/1000000" office:value-type="float" office:value="33.04347826" calcext:value-type="float">
            <text:p>33.04347826</text:p>
          </table:table-cell>
          <table:table-cell office:value-type="float" office:value="-91.09499359" calcext:value-type="float">
            <text:p>-91.09499359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table:formula="of:=[.A155]/1000000" office:value-type="float" office:value="33.26086957" calcext:value-type="float">
            <text:p>33.26086957</text:p>
          </table:table-cell>
          <table:table-cell office:value-type="float" office:value="-90.45240021" calcext:value-type="float">
            <text:p>-90.45240021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table:formula="of:=[.A156]/1000000" office:value-type="float" office:value="33.47826087" calcext:value-type="float">
            <text:p>33.47826087</text:p>
          </table:table-cell>
          <table:table-cell office:value-type="float" office:value="-84.45513153" calcext:value-type="float">
            <text:p>-84.45513153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table:formula="of:=[.A157]/1000000" office:value-type="float" office:value="33.69565217" calcext:value-type="float">
            <text:p>33.69565217</text:p>
          </table:table-cell>
          <table:table-cell office:value-type="float" office:value="-89.60279083" calcext:value-type="float">
            <text:p>-89.60279083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table:formula="of:=[.A158]/1000000" office:value-type="float" office:value="33.91304348" calcext:value-type="float">
            <text:p>33.91304348</text:p>
          </table:table-cell>
          <table:table-cell office:value-type="float" office:value="-89.66897583" calcext:value-type="float">
            <text:p>-89.66897583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table:formula="of:=[.A159]/1000000" office:value-type="float" office:value="34.13043478" calcext:value-type="float">
            <text:p>34.13043478</text:p>
          </table:table-cell>
          <table:table-cell office:value-type="float" office:value="-84.83682251" calcext:value-type="float">
            <text:p>-84.83682251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table:formula="of:=[.A160]/1000000" office:value-type="float" office:value="34.34782609" calcext:value-type="float">
            <text:p>34.34782609</text:p>
          </table:table-cell>
          <table:table-cell office:value-type="float" office:value="-89.81780243" calcext:value-type="float">
            <text:p>-89.8178024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table:formula="of:=[.A161]/1000000" office:value-type="float" office:value="34.56521739" calcext:value-type="float">
            <text:p>34.56521739</text:p>
          </table:table-cell>
          <table:table-cell office:value-type="float" office:value="-82.633255" calcext:value-type="float">
            <text:p>-82.633255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table:formula="of:=[.A162]/1000000" office:value-type="float" office:value="34.7826087" calcext:value-type="float">
            <text:p>34.7826087</text:p>
          </table:table-cell>
          <table:table-cell office:value-type="float" office:value="-86.42469025" calcext:value-type="float">
            <text:p>-86.42469025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63]/1000000" office:value-type="float" office:value="35" calcext:value-type="float">
            <text:p>35</text:p>
          </table:table-cell>
          <table:table-cell office:value-type="float" office:value="-87.3009491" calcext:value-type="float">
            <text:p>-87.300949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table:formula="of:=[.A164]/1000000" office:value-type="float" office:value="35.2173913" calcext:value-type="float">
            <text:p>35.2173913</text:p>
          </table:table-cell>
          <table:table-cell office:value-type="float" office:value="-87.6402359" calcext:value-type="float">
            <text:p>-87.6402359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table:formula="of:=[.A165]/1000000" office:value-type="float" office:value="35.43478261" calcext:value-type="float">
            <text:p>35.43478261</text:p>
          </table:table-cell>
          <table:table-cell office:value-type="float" office:value="-86.25187683" calcext:value-type="float">
            <text:p>-86.25187683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table:formula="of:=[.A166]/1000000" office:value-type="float" office:value="35.65217391" calcext:value-type="float">
            <text:p>35.65217391</text:p>
          </table:table-cell>
          <table:table-cell office:value-type="float" office:value="-92.84531403" calcext:value-type="float">
            <text:p>-92.84531403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table:formula="of:=[.A167]/1000000" office:value-type="float" office:value="35.86956522" calcext:value-type="float">
            <text:p>35.86956522</text:p>
          </table:table-cell>
          <table:table-cell office:value-type="float" office:value="-93.60058594" calcext:value-type="float">
            <text:p>-93.60058594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table:formula="of:=[.A168]/1000000" office:value-type="float" office:value="36.08695652" calcext:value-type="float">
            <text:p>36.08695652</text:p>
          </table:table-cell>
          <table:table-cell office:value-type="float" office:value="-87.36289978" calcext:value-type="float">
            <text:p>-87.36289978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table:formula="of:=[.A169]/1000000" office:value-type="float" office:value="36.30434783" calcext:value-type="float">
            <text:p>36.30434783</text:p>
          </table:table-cell>
          <table:table-cell office:value-type="float" office:value="-92.89421844" calcext:value-type="float">
            <text:p>-92.8942184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table:formula="of:=[.A170]/1000000" office:value-type="float" office:value="36.52173913" calcext:value-type="float">
            <text:p>36.52173913</text:p>
          </table:table-cell>
          <table:table-cell office:value-type="float" office:value="-93.99269867" calcext:value-type="float">
            <text:p>-93.99269867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table:formula="of:=[.A171]/1000000" office:value-type="float" office:value="36.73913043" calcext:value-type="float">
            <text:p>36.73913043</text:p>
          </table:table-cell>
          <table:table-cell office:value-type="float" office:value="-93.9717865" calcext:value-type="float">
            <text:p>-93.971786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table:formula="of:=[.A172]/1000000" office:value-type="float" office:value="36.95652174" calcext:value-type="float">
            <text:p>36.95652174</text:p>
          </table:table-cell>
          <table:table-cell office:value-type="float" office:value="-92.60269928" calcext:value-type="float">
            <text:p>-92.6026992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table:formula="of:=[.A173]/1000000" office:value-type="float" office:value="37.17391304" calcext:value-type="float">
            <text:p>37.17391304</text:p>
          </table:table-cell>
          <table:table-cell office:value-type="float" office:value="-90.01464844" calcext:value-type="float">
            <text:p>-90.01464844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table:formula="of:=[.A174]/1000000" office:value-type="float" office:value="37.39130435" calcext:value-type="float">
            <text:p>37.39130435</text:p>
          </table:table-cell>
          <table:table-cell office:value-type="float" office:value="-91.19661713" calcext:value-type="float">
            <text:p>-91.19661713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table:formula="of:=[.A175]/1000000" office:value-type="float" office:value="37.60869565" calcext:value-type="float">
            <text:p>37.60869565</text:p>
          </table:table-cell>
          <table:table-cell office:value-type="float" office:value="-89.36558533" calcext:value-type="float">
            <text:p>-89.36558533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table:formula="of:=[.A176]/1000000" office:value-type="float" office:value="37.82608696" calcext:value-type="float">
            <text:p>37.82608696</text:p>
          </table:table-cell>
          <table:table-cell office:value-type="float" office:value="-90.80648804" calcext:value-type="float">
            <text:p>-90.8064880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table:formula="of:=[.A177]/1000000" office:value-type="float" office:value="38.04347826" calcext:value-type="float">
            <text:p>38.04347826</text:p>
          </table:table-cell>
          <table:table-cell office:value-type="float" office:value="-92.12306976" calcext:value-type="float">
            <text:p>-92.12306976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table:formula="of:=[.A178]/1000000" office:value-type="float" office:value="38.26086957" calcext:value-type="float">
            <text:p>38.26086957</text:p>
          </table:table-cell>
          <table:table-cell office:value-type="float" office:value="-92.02103424" calcext:value-type="float">
            <text:p>-92.02103424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table:formula="of:=[.A179]/1000000" office:value-type="float" office:value="38.47826087" calcext:value-type="float">
            <text:p>38.47826087</text:p>
          </table:table-cell>
          <table:table-cell office:value-type="float" office:value="-95.24622345" calcext:value-type="float">
            <text:p>-95.24622345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table:formula="of:=[.A180]/1000000" office:value-type="float" office:value="38.69565217" calcext:value-type="float">
            <text:p>38.69565217</text:p>
          </table:table-cell>
          <table:table-cell office:value-type="float" office:value="-93.19229889" calcext:value-type="float">
            <text:p>-93.19229889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table:formula="of:=[.A181]/1000000" office:value-type="float" office:value="38.91304348" calcext:value-type="float">
            <text:p>38.91304348</text:p>
          </table:table-cell>
          <table:table-cell office:value-type="float" office:value="-92.62276459" calcext:value-type="float">
            <text:p>-92.62276459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table:formula="of:=[.A182]/1000000" office:value-type="float" office:value="39.13043478" calcext:value-type="float">
            <text:p>39.13043478</text:p>
          </table:table-cell>
          <table:table-cell office:value-type="float" office:value="-96.12937927" calcext:value-type="float">
            <text:p>-96.12937927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table:formula="of:=[.A183]/1000000" office:value-type="float" office:value="39.34782609" calcext:value-type="float">
            <text:p>39.34782609</text:p>
          </table:table-cell>
          <table:table-cell office:value-type="float" office:value="-92.8364563" calcext:value-type="float">
            <text:p>-92.8364563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table:formula="of:=[.A184]/1000000" office:value-type="float" office:value="39.56521739" calcext:value-type="float">
            <text:p>39.56521739</text:p>
          </table:table-cell>
          <table:table-cell office:value-type="float" office:value="-89.4862442" calcext:value-type="float">
            <text:p>-89.4862442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table:formula="of:=[.A185]/1000000" office:value-type="float" office:value="39.7826087" calcext:value-type="float">
            <text:p>39.7826087</text:p>
          </table:table-cell>
          <table:table-cell office:value-type="float" office:value="-89.00650787" calcext:value-type="float">
            <text:p>-89.00650787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86]/1000000" office:value-type="float" office:value="40" calcext:value-type="float">
            <text:p>40</text:p>
          </table:table-cell>
          <table:table-cell office:value-type="float" office:value="-90.55280304" calcext:value-type="float">
            <text:p>-90.5528030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table:formula="of:=[.A187]/1000000" office:value-type="float" office:value="40.2173913" calcext:value-type="float">
            <text:p>40.2173913</text:p>
          </table:table-cell>
          <table:table-cell office:value-type="float" office:value="-93.66436005" calcext:value-type="float">
            <text:p>-93.66436005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table:formula="of:=[.A188]/1000000" office:value-type="float" office:value="40.43478261" calcext:value-type="float">
            <text:p>40.43478261</text:p>
          </table:table-cell>
          <table:table-cell office:value-type="float" office:value="-88.24536896" calcext:value-type="float">
            <text:p>-88.2453689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table:formula="of:=[.A189]/1000000" office:value-type="float" office:value="40.65217391" calcext:value-type="float">
            <text:p>40.65217391</text:p>
          </table:table-cell>
          <table:table-cell office:value-type="float" office:value="-93.56628418" calcext:value-type="float">
            <text:p>-93.56628418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table:formula="of:=[.A190]/1000000" office:value-type="float" office:value="40.86956522" calcext:value-type="float">
            <text:p>40.86956522</text:p>
          </table:table-cell>
          <table:table-cell office:value-type="float" office:value="-94.34188843" calcext:value-type="float">
            <text:p>-94.3418884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table:formula="of:=[.A191]/1000000" office:value-type="float" office:value="41.08695652" calcext:value-type="float">
            <text:p>41.08695652</text:p>
          </table:table-cell>
          <table:table-cell office:value-type="float" office:value="-95.94876099" calcext:value-type="float">
            <text:p>-95.94876099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table:formula="of:=[.A192]/1000000" office:value-type="float" office:value="41.30434783" calcext:value-type="float">
            <text:p>41.30434783</text:p>
          </table:table-cell>
          <table:table-cell office:value-type="float" office:value="-94.72750854" calcext:value-type="float">
            <text:p>-94.72750854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table:formula="of:=[.A193]/1000000" office:value-type="float" office:value="41.52173913" calcext:value-type="float">
            <text:p>41.52173913</text:p>
          </table:table-cell>
          <table:table-cell office:value-type="float" office:value="-94.25900269" calcext:value-type="float">
            <text:p>-94.25900269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table:formula="of:=[.A194]/1000000" office:value-type="float" office:value="41.73913043" calcext:value-type="float">
            <text:p>41.73913043</text:p>
          </table:table-cell>
          <table:table-cell office:value-type="float" office:value="-93.5605011" calcext:value-type="float">
            <text:p>-93.560501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table:formula="of:=[.A195]/1000000" office:value-type="float" office:value="41.95652174" calcext:value-type="float">
            <text:p>41.95652174</text:p>
          </table:table-cell>
          <table:table-cell office:value-type="float" office:value="-93.45848846" calcext:value-type="float">
            <text:p>-93.45848846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table:formula="of:=[.A196]/1000000" office:value-type="float" office:value="42.17391304" calcext:value-type="float">
            <text:p>42.17391304</text:p>
          </table:table-cell>
          <table:table-cell office:value-type="float" office:value="-94.17204285" calcext:value-type="float">
            <text:p>-94.17204285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table:formula="of:=[.A197]/1000000" office:value-type="float" office:value="42.39130435" calcext:value-type="float">
            <text:p>42.39130435</text:p>
          </table:table-cell>
          <table:table-cell office:value-type="float" office:value="-93.87835693" calcext:value-type="float">
            <text:p>-93.87835693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table:formula="of:=[.A198]/1000000" office:value-type="float" office:value="42.60869565" calcext:value-type="float">
            <text:p>42.60869565</text:p>
          </table:table-cell>
          <table:table-cell office:value-type="float" office:value="-96.14125061" calcext:value-type="float">
            <text:p>-96.14125061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table:formula="of:=[.A199]/1000000" office:value-type="float" office:value="42.82608696" calcext:value-type="float">
            <text:p>42.82608696</text:p>
          </table:table-cell>
          <table:table-cell office:value-type="float" office:value="-94.72348785" calcext:value-type="float">
            <text:p>-94.7234878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table:formula="of:=[.A200]/1000000" office:value-type="float" office:value="43.04347826" calcext:value-type="float">
            <text:p>43.04347826</text:p>
          </table:table-cell>
          <table:table-cell office:value-type="float" office:value="-94.49169159" calcext:value-type="float">
            <text:p>-94.49169159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table:formula="of:=[.A201]/1000000" office:value-type="float" office:value="43.26086957" calcext:value-type="float">
            <text:p>43.26086957</text:p>
          </table:table-cell>
          <table:table-cell office:value-type="float" office:value="-93.53150177" calcext:value-type="float">
            <text:p>-93.5315017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table:formula="of:=[.A202]/1000000" office:value-type="float" office:value="43.47826087" calcext:value-type="float">
            <text:p>43.47826087</text:p>
          </table:table-cell>
          <table:table-cell office:value-type="float" office:value="-93.45131683" calcext:value-type="float">
            <text:p>-93.4513168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table:formula="of:=[.A203]/1000000" office:value-type="float" office:value="43.69565217" calcext:value-type="float">
            <text:p>43.69565217</text:p>
          </table:table-cell>
          <table:table-cell office:value-type="float" office:value="-95.67593384" calcext:value-type="float">
            <text:p>-95.67593384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table:formula="of:=[.A204]/1000000" office:value-type="float" office:value="43.91304348" calcext:value-type="float">
            <text:p>43.91304348</text:p>
          </table:table-cell>
          <table:table-cell office:value-type="float" office:value="-91.24710083" calcext:value-type="float">
            <text:p>-91.2471008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table:formula="of:=[.A205]/1000000" office:value-type="float" office:value="44.13043478" calcext:value-type="float">
            <text:p>44.13043478</text:p>
          </table:table-cell>
          <table:table-cell office:value-type="float" office:value="-95.48088074" calcext:value-type="float">
            <text:p>-95.48088074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table:formula="of:=[.A206]/1000000" office:value-type="float" office:value="44.34782609" calcext:value-type="float">
            <text:p>44.34782609</text:p>
          </table:table-cell>
          <table:table-cell office:value-type="float" office:value="-93.98220062" calcext:value-type="float">
            <text:p>-93.98220062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table:formula="of:=[.A207]/1000000" office:value-type="float" office:value="44.56521739" calcext:value-type="float">
            <text:p>44.56521739</text:p>
          </table:table-cell>
          <table:table-cell office:value-type="float" office:value="-96.36615753" calcext:value-type="float">
            <text:p>-96.36615753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table:formula="of:=[.A208]/1000000" office:value-type="float" office:value="44.7826087" calcext:value-type="float">
            <text:p>44.7826087</text:p>
          </table:table-cell>
          <table:table-cell office:value-type="float" office:value="-91.86235046" calcext:value-type="float">
            <text:p>-91.8623504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209]/1000000" office:value-type="float" office:value="45" calcext:value-type="float">
            <text:p>45</text:p>
          </table:table-cell>
          <table:table-cell office:value-type="float" office:value="-94.3582077" calcext:value-type="float">
            <text:p>-94.358207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table:formula="of:=[.A210]/1000000" office:value-type="float" office:value="45.2173913" calcext:value-type="float">
            <text:p>45.2173913</text:p>
          </table:table-cell>
          <table:table-cell office:value-type="float" office:value="-92.51708221" calcext:value-type="float">
            <text:p>-92.51708221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table:formula="of:=[.A211]/1000000" office:value-type="float" office:value="45.43478261" calcext:value-type="float">
            <text:p>45.43478261</text:p>
          </table:table-cell>
          <table:table-cell office:value-type="float" office:value="-96.81404877" calcext:value-type="float">
            <text:p>-96.81404877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table:formula="of:=[.A212]/1000000" office:value-type="float" office:value="45.65217391" calcext:value-type="float">
            <text:p>45.65217391</text:p>
          </table:table-cell>
          <table:table-cell office:value-type="float" office:value="-89.97555542" calcext:value-type="float">
            <text:p>-89.9755554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table:formula="of:=[.A213]/1000000" office:value-type="float" office:value="45.86956522" calcext:value-type="float">
            <text:p>45.86956522</text:p>
          </table:table-cell>
          <table:table-cell office:value-type="float" office:value="-90.07442474" calcext:value-type="float">
            <text:p>-90.0744247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table:formula="of:=[.A214]/1000000" office:value-type="float" office:value="46.08695652" calcext:value-type="float">
            <text:p>46.08695652</text:p>
          </table:table-cell>
          <table:table-cell office:value-type="float" office:value="-92.79589081" calcext:value-type="float">
            <text:p>-92.79589081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table:formula="of:=[.A215]/1000000" office:value-type="float" office:value="46.30434783" calcext:value-type="float">
            <text:p>46.30434783</text:p>
          </table:table-cell>
          <table:table-cell office:value-type="float" office:value="-92.72923279" calcext:value-type="float">
            <text:p>-92.7292327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table:formula="of:=[.A216]/1000000" office:value-type="float" office:value="46.52173913" calcext:value-type="float">
            <text:p>46.52173913</text:p>
          </table:table-cell>
          <table:table-cell office:value-type="float" office:value="-93.85923004" calcext:value-type="float">
            <text:p>-93.85923004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table:formula="of:=[.A217]/1000000" office:value-type="float" office:value="46.73913043" calcext:value-type="float">
            <text:p>46.73913043</text:p>
          </table:table-cell>
          <table:table-cell office:value-type="float" office:value="-96.25007629" calcext:value-type="float">
            <text:p>-96.25007629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table:formula="of:=[.A218]/1000000" office:value-type="float" office:value="46.95652174" calcext:value-type="float">
            <text:p>46.95652174</text:p>
          </table:table-cell>
          <table:table-cell office:value-type="float" office:value="-94.75952911" calcext:value-type="float">
            <text:p>-94.7595291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table:formula="of:=[.A219]/1000000" office:value-type="float" office:value="47.17391304" calcext:value-type="float">
            <text:p>47.17391304</text:p>
          </table:table-cell>
          <table:table-cell office:value-type="float" office:value="-93.76398468" calcext:value-type="float">
            <text:p>-93.76398468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table:formula="of:=[.A220]/1000000" office:value-type="float" office:value="47.39130435" calcext:value-type="float">
            <text:p>47.39130435</text:p>
          </table:table-cell>
          <table:table-cell office:value-type="float" office:value="-97.66438293" calcext:value-type="float">
            <text:p>-97.66438293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table:formula="of:=[.A221]/1000000" office:value-type="float" office:value="47.60869565" calcext:value-type="float">
            <text:p>47.60869565</text:p>
          </table:table-cell>
          <table:table-cell office:value-type="float" office:value="-97.12033081" calcext:value-type="float">
            <text:p>-97.12033081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table:formula="of:=[.A222]/1000000" office:value-type="float" office:value="47.82608696" calcext:value-type="float">
            <text:p>47.82608696</text:p>
          </table:table-cell>
          <table:table-cell office:value-type="float" office:value="-92.23162079" calcext:value-type="float">
            <text:p>-92.23162079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table:formula="of:=[.A223]/1000000" office:value-type="float" office:value="48.04347826" calcext:value-type="float">
            <text:p>48.04347826</text:p>
          </table:table-cell>
          <table:table-cell office:value-type="float" office:value="-96.2625885" calcext:value-type="float">
            <text:p>-96.2625885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table:formula="of:=[.A224]/1000000" office:value-type="float" office:value="48.26086957" calcext:value-type="float">
            <text:p>48.26086957</text:p>
          </table:table-cell>
          <table:table-cell office:value-type="float" office:value="-96.15000916" calcext:value-type="float">
            <text:p>-96.15000916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table:formula="of:=[.A225]/1000000" office:value-type="float" office:value="48.47826087" calcext:value-type="float">
            <text:p>48.47826087</text:p>
          </table:table-cell>
          <table:table-cell office:value-type="float" office:value="-95.95704651" calcext:value-type="float">
            <text:p>-95.95704651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table:formula="of:=[.A226]/1000000" office:value-type="float" office:value="48.69565217" calcext:value-type="float">
            <text:p>48.69565217</text:p>
          </table:table-cell>
          <table:table-cell office:value-type="float" office:value="-96.56834412" calcext:value-type="float">
            <text:p>-96.56834412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table:formula="of:=[.A227]/1000000" office:value-type="float" office:value="48.91304348" calcext:value-type="float">
            <text:p>48.91304348</text:p>
          </table:table-cell>
          <table:table-cell office:value-type="float" office:value="-96.67287445" calcext:value-type="float">
            <text:p>-96.67287445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table:formula="of:=[.A228]/1000000" office:value-type="float" office:value="49.13043478" calcext:value-type="float">
            <text:p>49.13043478</text:p>
          </table:table-cell>
          <table:table-cell office:value-type="float" office:value="-96.73136139" calcext:value-type="float">
            <text:p>-96.73136139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table:formula="of:=[.A229]/1000000" office:value-type="float" office:value="49.34782609" calcext:value-type="float">
            <text:p>49.34782609</text:p>
          </table:table-cell>
          <table:table-cell office:value-type="float" office:value="-94.86183167" calcext:value-type="float">
            <text:p>-94.86183167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table:formula="of:=[.A230]/1000000" office:value-type="float" office:value="49.56521739" calcext:value-type="float">
            <text:p>49.56521739</text:p>
          </table:table-cell>
          <table:table-cell office:value-type="float" office:value="-96.17074585" calcext:value-type="float">
            <text:p>-96.17074585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table:formula="of:=[.A231]/1000000" office:value-type="float" office:value="49.7826087" calcext:value-type="float">
            <text:p>49.7826087</text:p>
          </table:table-cell>
          <table:table-cell office:value-type="float" office:value="-96.63258362" calcext:value-type="float">
            <text:p>-96.63258362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32]/1000000" office:value-type="float" office:value="50" calcext:value-type="float">
            <text:p>50</text:p>
          </table:table-cell>
          <table:table-cell office:value-type="float" office:value="-96.59747314" calcext:value-type="float">
            <text:p>-96.5974731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table:formula="of:=[.A233]/1000000" office:value-type="float" office:value="50.2173913" calcext:value-type="float">
            <text:p>50.2173913</text:p>
          </table:table-cell>
          <table:table-cell office:value-type="float" office:value="-96.62018585" calcext:value-type="float">
            <text:p>-96.62018585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table:formula="of:=[.A234]/1000000" office:value-type="float" office:value="50.43478261" calcext:value-type="float">
            <text:p>50.43478261</text:p>
          </table:table-cell>
          <table:table-cell office:value-type="float" office:value="-97.19626617" calcext:value-type="float">
            <text:p>-97.19626617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table:formula="of:=[.A235]/1000000" office:value-type="float" office:value="50.65217391" calcext:value-type="float">
            <text:p>50.65217391</text:p>
          </table:table-cell>
          <table:table-cell office:value-type="float" office:value="-97.73069" calcext:value-type="float">
            <text:p>-97.73069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table:formula="of:=[.A236]/1000000" office:value-type="float" office:value="50.86956522" calcext:value-type="float">
            <text:p>50.86956522</text:p>
          </table:table-cell>
          <table:table-cell office:value-type="float" office:value="-97.31548309" calcext:value-type="float">
            <text:p>-97.31548309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table:formula="of:=[.A237]/1000000" office:value-type="float" office:value="51.08695652" calcext:value-type="float">
            <text:p>51.08695652</text:p>
          </table:table-cell>
          <table:table-cell office:value-type="float" office:value="-95.82445526" calcext:value-type="float">
            <text:p>-95.8244552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table:formula="of:=[.A238]/1000000" office:value-type="float" office:value="51.30434783" calcext:value-type="float">
            <text:p>51.30434783</text:p>
          </table:table-cell>
          <table:table-cell office:value-type="float" office:value="-91.69228363" calcext:value-type="float">
            <text:p>-91.69228363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table:formula="of:=[.A239]/1000000" office:value-type="float" office:value="51.52173913" calcext:value-type="float">
            <text:p>51.52173913</text:p>
          </table:table-cell>
          <table:table-cell office:value-type="float" office:value="-96.84469604" calcext:value-type="float">
            <text:p>-96.8446960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table:formula="of:=[.A240]/1000000" office:value-type="float" office:value="51.73913043" calcext:value-type="float">
            <text:p>51.73913043</text:p>
          </table:table-cell>
          <table:table-cell office:value-type="float" office:value="-94.86727905" calcext:value-type="float">
            <text:p>-94.86727905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table:formula="of:=[.A241]/1000000" office:value-type="float" office:value="51.95652174" calcext:value-type="float">
            <text:p>51.95652174</text:p>
          </table:table-cell>
          <table:table-cell office:value-type="float" office:value="-95.48672485" calcext:value-type="float">
            <text:p>-95.4867248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table:formula="of:=[.A242]/1000000" office:value-type="float" office:value="52.17391304" calcext:value-type="float">
            <text:p>52.17391304</text:p>
          </table:table-cell>
          <table:table-cell office:value-type="float" office:value="-96.34902954" calcext:value-type="float">
            <text:p>-96.34902954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table:formula="of:=[.A243]/1000000" office:value-type="float" office:value="52.39130435" calcext:value-type="float">
            <text:p>52.39130435</text:p>
          </table:table-cell>
          <table:table-cell office:value-type="float" office:value="-98.24152374" calcext:value-type="float">
            <text:p>-98.2415237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table:formula="of:=[.A244]/1000000" office:value-type="float" office:value="52.60869565" calcext:value-type="float">
            <text:p>52.60869565</text:p>
          </table:table-cell>
          <table:table-cell office:value-type="float" office:value="-96.96437836" calcext:value-type="float">
            <text:p>-96.96437836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table:formula="of:=[.A245]/1000000" office:value-type="float" office:value="52.82608696" calcext:value-type="float">
            <text:p>52.82608696</text:p>
          </table:table-cell>
          <table:table-cell office:value-type="float" office:value="-98.19565582" calcext:value-type="float">
            <text:p>-98.1956558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table:formula="of:=[.A246]/1000000" office:value-type="float" office:value="53.04347826" calcext:value-type="float">
            <text:p>53.04347826</text:p>
          </table:table-cell>
          <table:table-cell office:value-type="float" office:value="-97.61818695" calcext:value-type="float">
            <text:p>-97.61818695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table:formula="of:=[.A247]/1000000" office:value-type="float" office:value="53.26086957" calcext:value-type="float">
            <text:p>53.26086957</text:p>
          </table:table-cell>
          <table:table-cell office:value-type="float" office:value="-98.97154999" calcext:value-type="float">
            <text:p>-98.97154999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table:formula="of:=[.A248]/1000000" office:value-type="float" office:value="53.47826087" calcext:value-type="float">
            <text:p>53.47826087</text:p>
          </table:table-cell>
          <table:table-cell office:value-type="float" office:value="-97.93600464" calcext:value-type="float">
            <text:p>-97.93600464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table:formula="of:=[.A249]/1000000" office:value-type="float" office:value="53.69565217" calcext:value-type="float">
            <text:p>53.69565217</text:p>
          </table:table-cell>
          <table:table-cell office:value-type="float" office:value="-100.1064911" calcext:value-type="float">
            <text:p>-100.1064911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table:formula="of:=[.A250]/1000000" office:value-type="float" office:value="53.91304348" calcext:value-type="float">
            <text:p>53.91304348</text:p>
          </table:table-cell>
          <table:table-cell office:value-type="float" office:value="-99.60922241" calcext:value-type="float">
            <text:p>-99.60922241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table:formula="of:=[.A251]/1000000" office:value-type="float" office:value="54.13043478" calcext:value-type="float">
            <text:p>54.13043478</text:p>
          </table:table-cell>
          <table:table-cell office:value-type="float" office:value="-100.5866852" calcext:value-type="float">
            <text:p>-100.5866852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table:formula="of:=[.A252]/1000000" office:value-type="float" office:value="54.34782609" calcext:value-type="float">
            <text:p>54.34782609</text:p>
          </table:table-cell>
          <table:table-cell office:value-type="float" office:value="-100.5585251" calcext:value-type="float">
            <text:p>-100.55852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table:formula="of:=[.A253]/1000000" office:value-type="float" office:value="54.56521739" calcext:value-type="float">
            <text:p>54.56521739</text:p>
          </table:table-cell>
          <table:table-cell office:value-type="float" office:value="-98.66828918" calcext:value-type="float">
            <text:p>-98.6682891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table:formula="of:=[.A254]/1000000" office:value-type="float" office:value="54.7826087" calcext:value-type="float">
            <text:p>54.7826087</text:p>
          </table:table-cell>
          <table:table-cell office:value-type="float" office:value="-99.16979218" calcext:value-type="float">
            <text:p>-99.1697921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55]/1000000" office:value-type="float" office:value="55" calcext:value-type="float">
            <text:p>55</text:p>
          </table:table-cell>
          <table:table-cell office:value-type="float" office:value="-100.1556549" calcext:value-type="float">
            <text:p>-100.1556549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table:formula="of:=[.A256]/1000000" office:value-type="float" office:value="55.2173913" calcext:value-type="float">
            <text:p>55.2173913</text:p>
          </table:table-cell>
          <table:table-cell office:value-type="float" office:value="-92.23919678" calcext:value-type="float">
            <text:p>-92.23919678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table:formula="of:=[.A257]/1000000" office:value-type="float" office:value="55.43478261" calcext:value-type="float">
            <text:p>55.43478261</text:p>
          </table:table-cell>
          <table:table-cell office:value-type="float" office:value="-101.227562" calcext:value-type="float">
            <text:p>-101.227562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table:formula="of:=[.A258]/1000000" office:value-type="float" office:value="55.65217391" calcext:value-type="float">
            <text:p>55.65217391</text:p>
          </table:table-cell>
          <table:table-cell office:value-type="float" office:value="-99.16470337" calcext:value-type="float">
            <text:p>-99.16470337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table:formula="of:=[.A259]/1000000" office:value-type="float" office:value="55.86956522" calcext:value-type="float">
            <text:p>55.86956522</text:p>
          </table:table-cell>
          <table:table-cell office:value-type="float" office:value="-99.42282867" calcext:value-type="float">
            <text:p>-99.42282867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table:formula="of:=[.A260]/1000000" office:value-type="float" office:value="56.08695652" calcext:value-type="float">
            <text:p>56.08695652</text:p>
          </table:table-cell>
          <table:table-cell office:value-type="float" office:value="-101.0033035" calcext:value-type="float">
            <text:p>-101.0033035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table:formula="of:=[.A261]/1000000" office:value-type="float" office:value="56.30434783" calcext:value-type="float">
            <text:p>56.30434783</text:p>
          </table:table-cell>
          <table:table-cell office:value-type="float" office:value="-100.8502731" calcext:value-type="float">
            <text:p>-100.8502731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table:formula="of:=[.A262]/1000000" office:value-type="float" office:value="56.52173913" calcext:value-type="float">
            <text:p>56.52173913</text:p>
          </table:table-cell>
          <table:table-cell office:value-type="float" office:value="-100.5298386" calcext:value-type="float">
            <text:p>-100.5298386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table:formula="of:=[.A263]/1000000" office:value-type="float" office:value="56.73913043" calcext:value-type="float">
            <text:p>56.73913043</text:p>
          </table:table-cell>
          <table:table-cell office:value-type="float" office:value="-101.3199844" calcext:value-type="float">
            <text:p>-101.319984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table:formula="of:=[.A264]/1000000" office:value-type="float" office:value="56.95652174" calcext:value-type="float">
            <text:p>56.95652174</text:p>
          </table:table-cell>
          <table:table-cell office:value-type="float" office:value="-99.69854736" calcext:value-type="float">
            <text:p>-99.69854736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table:formula="of:=[.A265]/1000000" office:value-type="float" office:value="57.17391304" calcext:value-type="float">
            <text:p>57.17391304</text:p>
          </table:table-cell>
          <table:table-cell office:value-type="float" office:value="-101.8600693" calcext:value-type="float">
            <text:p>-101.8600693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table:formula="of:=[.A266]/1000000" office:value-type="float" office:value="57.39130435" calcext:value-type="float">
            <text:p>57.39130435</text:p>
          </table:table-cell>
          <table:table-cell office:value-type="float" office:value="-102.3458252" calcext:value-type="float">
            <text:p>-102.3458252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table:formula="of:=[.A267]/1000000" office:value-type="float" office:value="57.60869565" calcext:value-type="float">
            <text:p>57.60869565</text:p>
          </table:table-cell>
          <table:table-cell office:value-type="float" office:value="-101.2432404" calcext:value-type="float">
            <text:p>-101.2432404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table:formula="of:=[.A268]/1000000" office:value-type="float" office:value="57.82608696" calcext:value-type="float">
            <text:p>57.82608696</text:p>
          </table:table-cell>
          <table:table-cell office:value-type="float" office:value="-100.0340576" calcext:value-type="float">
            <text:p>-100.0340576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table:formula="of:=[.A269]/1000000" office:value-type="float" office:value="58.04347826" calcext:value-type="float">
            <text:p>58.04347826</text:p>
          </table:table-cell>
          <table:table-cell office:value-type="float" office:value="-103.6837616" calcext:value-type="float">
            <text:p>-103.683761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table:formula="of:=[.A270]/1000000" office:value-type="float" office:value="58.26086957" calcext:value-type="float">
            <text:p>58.26086957</text:p>
          </table:table-cell>
          <table:table-cell office:value-type="float" office:value="-101.2819138" calcext:value-type="float">
            <text:p>-101.2819138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table:formula="of:=[.A271]/1000000" office:value-type="float" office:value="58.47826087" calcext:value-type="float">
            <text:p>58.47826087</text:p>
          </table:table-cell>
          <table:table-cell office:value-type="float" office:value="-101.4632263" calcext:value-type="float">
            <text:p>-101.4632263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table:formula="of:=[.A272]/1000000" office:value-type="float" office:value="58.69565217" calcext:value-type="float">
            <text:p>58.69565217</text:p>
          </table:table-cell>
          <table:table-cell office:value-type="float" office:value="-103.2868271" calcext:value-type="float">
            <text:p>-103.2868271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table:formula="of:=[.A273]/1000000" office:value-type="float" office:value="58.91304348" calcext:value-type="float">
            <text:p>58.91304348</text:p>
          </table:table-cell>
          <table:table-cell office:value-type="float" office:value="-103.1494827" calcext:value-type="float">
            <text:p>-103.1494827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table:formula="of:=[.A274]/1000000" office:value-type="float" office:value="59.13043478" calcext:value-type="float">
            <text:p>59.13043478</text:p>
          </table:table-cell>
          <table:table-cell office:value-type="float" office:value="-102.3676376" calcext:value-type="float">
            <text:p>-102.367637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table:formula="of:=[.A275]/1000000" office:value-type="float" office:value="59.34782609" calcext:value-type="float">
            <text:p>59.34782609</text:p>
          </table:table-cell>
          <table:table-cell office:value-type="float" office:value="-89.01480865" calcext:value-type="float">
            <text:p>-89.0148086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table:formula="of:=[.A276]/1000000" office:value-type="float" office:value="59.56521739" calcext:value-type="float">
            <text:p>59.56521739</text:p>
          </table:table-cell>
          <table:table-cell office:value-type="float" office:value="-102.3794327" calcext:value-type="float">
            <text:p>-102.3794327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table:formula="of:=[.A277]/1000000" office:value-type="float" office:value="59.7826087" calcext:value-type="float">
            <text:p>59.7826087</text:p>
          </table:table-cell>
          <table:table-cell office:value-type="float" office:value="-104.3177872" calcext:value-type="float">
            <text:p>-104.3177872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78]/1000000" office:value-type="float" office:value="60" calcext:value-type="float">
            <text:p>60</text:p>
          </table:table-cell>
          <table:table-cell office:value-type="float" office:value="-102.7232132" calcext:value-type="float">
            <text:p>-102.7232132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table:formula="of:=[.A279]/1000000" office:value-type="float" office:value="60.2173913" calcext:value-type="float">
            <text:p>60.2173913</text:p>
          </table:table-cell>
          <table:table-cell office:value-type="float" office:value="-97.46031952" calcext:value-type="float">
            <text:p>-97.4603195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table:formula="of:=[.A280]/1000000" office:value-type="float" office:value="60.43478261" calcext:value-type="float">
            <text:p>60.43478261</text:p>
          </table:table-cell>
          <table:table-cell office:value-type="float" office:value="-101.2992935" calcext:value-type="float">
            <text:p>-101.2992935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table:formula="of:=[.A281]/1000000" office:value-type="float" office:value="60.65217391" calcext:value-type="float">
            <text:p>60.65217391</text:p>
          </table:table-cell>
          <table:table-cell office:value-type="float" office:value="-103.8632278" calcext:value-type="float">
            <text:p>-103.8632278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table:formula="of:=[.A282]/1000000" office:value-type="float" office:value="60.86956522" calcext:value-type="float">
            <text:p>60.86956522</text:p>
          </table:table-cell>
          <table:table-cell office:value-type="float" office:value="-103.2005234" calcext:value-type="float">
            <text:p>-103.200523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table:formula="of:=[.A283]/1000000" office:value-type="float" office:value="61.08695652" calcext:value-type="float">
            <text:p>61.08695652</text:p>
          </table:table-cell>
          <table:table-cell office:value-type="float" office:value="-102.5198746" calcext:value-type="float">
            <text:p>-102.5198746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table:formula="of:=[.A284]/1000000" office:value-type="float" office:value="61.30434783" calcext:value-type="float">
            <text:p>61.30434783</text:p>
          </table:table-cell>
          <table:table-cell office:value-type="float" office:value="-100.8345032" calcext:value-type="float">
            <text:p>-100.834503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table:formula="of:=[.A285]/1000000" office:value-type="float" office:value="61.52173913" calcext:value-type="float">
            <text:p>61.52173913</text:p>
          </table:table-cell>
          <table:table-cell office:value-type="float" office:value="-102.1744003" calcext:value-type="float">
            <text:p>-102.1744003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table:formula="of:=[.A286]/1000000" office:value-type="float" office:value="61.73913043" calcext:value-type="float">
            <text:p>61.73913043</text:p>
          </table:table-cell>
          <table:table-cell office:value-type="float" office:value="-102.3522873" calcext:value-type="float">
            <text:p>-102.3522873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table:formula="of:=[.A287]/1000000" office:value-type="float" office:value="61.95652174" calcext:value-type="float">
            <text:p>61.95652174</text:p>
          </table:table-cell>
          <table:table-cell office:value-type="float" office:value="-103.3806229" calcext:value-type="float">
            <text:p>-103.3806229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table:formula="of:=[.A288]/1000000" office:value-type="float" office:value="62.17391304" calcext:value-type="float">
            <text:p>62.17391304</text:p>
          </table:table-cell>
          <table:table-cell office:value-type="float" office:value="-103.178978" calcext:value-type="float">
            <text:p>-103.178978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table:formula="of:=[.A289]/1000000" office:value-type="float" office:value="62.39130435" calcext:value-type="float">
            <text:p>62.39130435</text:p>
          </table:table-cell>
          <table:table-cell office:value-type="float" office:value="-103.5252228" calcext:value-type="float">
            <text:p>-103.5252228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table:formula="of:=[.A290]/1000000" office:value-type="float" office:value="62.60869565" calcext:value-type="float">
            <text:p>62.60869565</text:p>
          </table:table-cell>
          <table:table-cell office:value-type="float" office:value="-102.9189224" calcext:value-type="float">
            <text:p>-102.918922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table:formula="of:=[.A291]/1000000" office:value-type="float" office:value="62.82608696" calcext:value-type="float">
            <text:p>62.82608696</text:p>
          </table:table-cell>
          <table:table-cell office:value-type="float" office:value="-102.0510406" calcext:value-type="float">
            <text:p>-102.051040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table:formula="of:=[.A292]/1000000" office:value-type="float" office:value="63.04347826" calcext:value-type="float">
            <text:p>63.04347826</text:p>
          </table:table-cell>
          <table:table-cell office:value-type="float" office:value="-104.2627869" calcext:value-type="float">
            <text:p>-104.262786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table:formula="of:=[.A293]/1000000" office:value-type="float" office:value="63.26086957" calcext:value-type="float">
            <text:p>63.26086957</text:p>
          </table:table-cell>
          <table:table-cell office:value-type="float" office:value="-102.4483871" calcext:value-type="float">
            <text:p>-102.4483871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table:formula="of:=[.A294]/1000000" office:value-type="float" office:value="63.47826087" calcext:value-type="float">
            <text:p>63.47826087</text:p>
          </table:table-cell>
          <table:table-cell office:value-type="float" office:value="-99.24697876" calcext:value-type="float">
            <text:p>-99.24697876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table:formula="of:=[.A295]/1000000" office:value-type="float" office:value="63.69565217" calcext:value-type="float">
            <text:p>63.69565217</text:p>
          </table:table-cell>
          <table:table-cell office:value-type="float" office:value="-102.724556" calcext:value-type="float">
            <text:p>-102.72455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table:formula="of:=[.A296]/1000000" office:value-type="float" office:value="63.91304348" calcext:value-type="float">
            <text:p>63.91304348</text:p>
          </table:table-cell>
          <table:table-cell office:value-type="float" office:value="-105.6283112" calcext:value-type="float">
            <text:p>-105.6283112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table:formula="of:=[.A297]/1000000" office:value-type="float" office:value="64.13043478" calcext:value-type="float">
            <text:p>64.13043478</text:p>
          </table:table-cell>
          <table:table-cell office:value-type="float" office:value="-104.8637619" calcext:value-type="float">
            <text:p>-104.8637619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table:formula="of:=[.A298]/1000000" office:value-type="float" office:value="64.34782609" calcext:value-type="float">
            <text:p>64.34782609</text:p>
          </table:table-cell>
          <table:table-cell office:value-type="float" office:value="-105.0206299" calcext:value-type="float">
            <text:p>-105.020629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table:formula="of:=[.A299]/1000000" office:value-type="float" office:value="64.56521739" calcext:value-type="float">
            <text:p>64.56521739</text:p>
          </table:table-cell>
          <table:table-cell office:value-type="float" office:value="-105.2402496" calcext:value-type="float">
            <text:p>-105.2402496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table:formula="of:=[.A300]/1000000" office:value-type="float" office:value="64.7826087" calcext:value-type="float">
            <text:p>64.7826087</text:p>
          </table:table-cell>
          <table:table-cell office:value-type="float" office:value="-104.4341583" calcext:value-type="float">
            <text:p>-104.4341583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301]/1000000" office:value-type="float" office:value="65" calcext:value-type="float">
            <text:p>65</text:p>
          </table:table-cell>
          <table:table-cell office:value-type="float" office:value="-103.1878052" calcext:value-type="float">
            <text:p>-103.187805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table:formula="of:=[.A302]/1000000" office:value-type="float" office:value="65.2173913" calcext:value-type="float">
            <text:p>65.2173913</text:p>
          </table:table-cell>
          <table:table-cell office:value-type="float" office:value="-104.7077713" calcext:value-type="float">
            <text:p>-104.7077713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table:formula="of:=[.A303]/1000000" office:value-type="float" office:value="65.43478261" calcext:value-type="float">
            <text:p>65.43478261</text:p>
          </table:table-cell>
          <table:table-cell office:value-type="float" office:value="-103.5709229" calcext:value-type="float">
            <text:p>-103.570922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table:formula="of:=[.A304]/1000000" office:value-type="float" office:value="65.65217391" calcext:value-type="float">
            <text:p>65.65217391</text:p>
          </table:table-cell>
          <table:table-cell office:value-type="float" office:value="-106.3304749" calcext:value-type="float">
            <text:p>-106.3304749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table:formula="of:=[.A305]/1000000" office:value-type="float" office:value="65.86956522" calcext:value-type="float">
            <text:p>65.86956522</text:p>
          </table:table-cell>
          <table:table-cell office:value-type="float" office:value="-104.7253952" calcext:value-type="float">
            <text:p>-104.7253952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table:formula="of:=[.A306]/1000000" office:value-type="float" office:value="66.08695652" calcext:value-type="float">
            <text:p>66.08695652</text:p>
          </table:table-cell>
          <table:table-cell office:value-type="float" office:value="-105.4764481" calcext:value-type="float">
            <text:p>-105.476448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table:formula="of:=[.A307]/1000000" office:value-type="float" office:value="66.30434783" calcext:value-type="float">
            <text:p>66.30434783</text:p>
          </table:table-cell>
          <table:table-cell office:value-type="float" office:value="-106.3888626" calcext:value-type="float">
            <text:p>-106.3888626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table:formula="of:=[.A308]/1000000" office:value-type="float" office:value="66.52173913" calcext:value-type="float">
            <text:p>66.52173913</text:p>
          </table:table-cell>
          <table:table-cell office:value-type="float" office:value="-103.937851" calcext:value-type="float">
            <text:p>-103.937851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table:formula="of:=[.A309]/1000000" office:value-type="float" office:value="66.73913043" calcext:value-type="float">
            <text:p>66.73913043</text:p>
          </table:table-cell>
          <table:table-cell office:value-type="float" office:value="-104.7407532" calcext:value-type="float">
            <text:p>-104.7407532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table:formula="of:=[.A310]/1000000" office:value-type="float" office:value="66.95652174" calcext:value-type="float">
            <text:p>66.95652174</text:p>
          </table:table-cell>
          <table:table-cell office:value-type="float" office:value="-104.7244034" calcext:value-type="float">
            <text:p>-104.7244034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table:formula="of:=[.A311]/1000000" office:value-type="float" office:value="67.17391304" calcext:value-type="float">
            <text:p>67.17391304</text:p>
          </table:table-cell>
          <table:table-cell office:value-type="float" office:value="-106.0533752" calcext:value-type="float">
            <text:p>-106.0533752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table:formula="of:=[.A312]/1000000" office:value-type="float" office:value="67.39130435" calcext:value-type="float">
            <text:p>67.39130435</text:p>
          </table:table-cell>
          <table:table-cell office:value-type="float" office:value="-104.6928482" calcext:value-type="float">
            <text:p>-104.6928482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table:formula="of:=[.A313]/1000000" office:value-type="float" office:value="67.60869565" calcext:value-type="float">
            <text:p>67.60869565</text:p>
          </table:table-cell>
          <table:table-cell office:value-type="float" office:value="-105.9761353" calcext:value-type="float">
            <text:p>-105.976135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table:formula="of:=[.A314]/1000000" office:value-type="float" office:value="67.82608696" calcext:value-type="float">
            <text:p>67.82608696</text:p>
          </table:table-cell>
          <table:table-cell office:value-type="float" office:value="-106.2690811" calcext:value-type="float">
            <text:p>-106.2690811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table:formula="of:=[.A315]/1000000" office:value-type="float" office:value="68.04347826" calcext:value-type="float">
            <text:p>68.04347826</text:p>
          </table:table-cell>
          <table:table-cell office:value-type="float" office:value="-106.4544296" calcext:value-type="float">
            <text:p>-106.4544296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table:formula="of:=[.A316]/1000000" office:value-type="float" office:value="68.26086957" calcext:value-type="float">
            <text:p>68.26086957</text:p>
          </table:table-cell>
          <table:table-cell office:value-type="float" office:value="-106.9675751" calcext:value-type="float">
            <text:p>-106.967575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table:formula="of:=[.A317]/1000000" office:value-type="float" office:value="68.47826087" calcext:value-type="float">
            <text:p>68.47826087</text:p>
          </table:table-cell>
          <table:table-cell office:value-type="float" office:value="-105.2533493" calcext:value-type="float">
            <text:p>-105.253349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table:formula="of:=[.A318]/1000000" office:value-type="float" office:value="68.69565217" calcext:value-type="float">
            <text:p>68.69565217</text:p>
          </table:table-cell>
          <table:table-cell office:value-type="float" office:value="-105.7623367" calcext:value-type="float">
            <text:p>-105.762336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table:formula="of:=[.A319]/1000000" office:value-type="float" office:value="68.91304348" calcext:value-type="float">
            <text:p>68.91304348</text:p>
          </table:table-cell>
          <table:table-cell office:value-type="float" office:value="-106.8372116" calcext:value-type="float">
            <text:p>-106.8372116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table:formula="of:=[.A320]/1000000" office:value-type="float" office:value="69.13043478" calcext:value-type="float">
            <text:p>69.13043478</text:p>
          </table:table-cell>
          <table:table-cell office:value-type="float" office:value="-106.8824234" calcext:value-type="float">
            <text:p>-106.8824234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table:formula="of:=[.A321]/1000000" office:value-type="float" office:value="69.34782609" calcext:value-type="float">
            <text:p>69.34782609</text:p>
          </table:table-cell>
          <table:table-cell office:value-type="float" office:value="-106.1300125" calcext:value-type="float">
            <text:p>-106.1300125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table:formula="of:=[.A322]/1000000" office:value-type="float" office:value="69.56521739" calcext:value-type="float">
            <text:p>69.56521739</text:p>
          </table:table-cell>
          <table:table-cell office:value-type="float" office:value="-107.7534256" calcext:value-type="float">
            <text:p>-107.7534256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table:formula="of:=[.A323]/1000000" office:value-type="float" office:value="69.7826087" calcext:value-type="float">
            <text:p>69.7826087</text:p>
          </table:table-cell>
          <table:table-cell office:value-type="float" office:value="-106.0219574" calcext:value-type="float">
            <text:p>-106.0219574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324]/1000000" office:value-type="float" office:value="70" calcext:value-type="float">
            <text:p>70</text:p>
          </table:table-cell>
          <table:table-cell office:value-type="float" office:value="-107.4252167" calcext:value-type="float">
            <text:p>-107.4252167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table:formula="of:=[.A325]/1000000" office:value-type="float" office:value="70.2173913" calcext:value-type="float">
            <text:p>70.2173913</text:p>
          </table:table-cell>
          <table:table-cell office:value-type="float" office:value="-105.1572266" calcext:value-type="float">
            <text:p>-105.157226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table:formula="of:=[.A326]/1000000" office:value-type="float" office:value="70.43478261" calcext:value-type="float">
            <text:p>70.43478261</text:p>
          </table:table-cell>
          <table:table-cell office:value-type="float" office:value="-101.6969223" calcext:value-type="float">
            <text:p>-101.696922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table:formula="of:=[.A327]/1000000" office:value-type="float" office:value="70.65217391" calcext:value-type="float">
            <text:p>70.65217391</text:p>
          </table:table-cell>
          <table:table-cell office:value-type="float" office:value="-106.458931" calcext:value-type="float">
            <text:p>-106.458931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table:formula="of:=[.A328]/1000000" office:value-type="float" office:value="70.86956522" calcext:value-type="float">
            <text:p>70.86956522</text:p>
          </table:table-cell>
          <table:table-cell office:value-type="float" office:value="-105.7899551" calcext:value-type="float">
            <text:p>-105.7899551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table:formula="of:=[.A329]/1000000" office:value-type="float" office:value="71.08695652" calcext:value-type="float">
            <text:p>71.08695652</text:p>
          </table:table-cell>
          <table:table-cell office:value-type="float" office:value="-106.7120743" calcext:value-type="float">
            <text:p>-106.7120743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table:formula="of:=[.A330]/1000000" office:value-type="float" office:value="71.30434783" calcext:value-type="float">
            <text:p>71.30434783</text:p>
          </table:table-cell>
          <table:table-cell office:value-type="float" office:value="-105.9339676" calcext:value-type="float">
            <text:p>-105.9339676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table:formula="of:=[.A331]/1000000" office:value-type="float" office:value="71.52173913" calcext:value-type="float">
            <text:p>71.52173913</text:p>
          </table:table-cell>
          <table:table-cell office:value-type="float" office:value="-107.2752914" calcext:value-type="float">
            <text:p>-107.2752914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table:formula="of:=[.A332]/1000000" office:value-type="float" office:value="71.73913043" calcext:value-type="float">
            <text:p>71.73913043</text:p>
          </table:table-cell>
          <table:table-cell office:value-type="float" office:value="-106.2193756" calcext:value-type="float">
            <text:p>-106.2193756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table:formula="of:=[.A333]/1000000" office:value-type="float" office:value="71.95652174" calcext:value-type="float">
            <text:p>71.95652174</text:p>
          </table:table-cell>
          <table:table-cell office:value-type="float" office:value="-105.7677231" calcext:value-type="float">
            <text:p>-105.7677231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table:formula="of:=[.A334]/1000000" office:value-type="float" office:value="72.17391304" calcext:value-type="float">
            <text:p>72.17391304</text:p>
          </table:table-cell>
          <table:table-cell office:value-type="float" office:value="-107.3027496" calcext:value-type="float">
            <text:p>-107.3027496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table:formula="of:=[.A335]/1000000" office:value-type="float" office:value="72.39130435" calcext:value-type="float">
            <text:p>72.39130435</text:p>
          </table:table-cell>
          <table:table-cell office:value-type="float" office:value="-107.2895355" calcext:value-type="float">
            <text:p>-107.2895355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table:formula="of:=[.A336]/1000000" office:value-type="float" office:value="72.60869565" calcext:value-type="float">
            <text:p>72.60869565</text:p>
          </table:table-cell>
          <table:table-cell office:value-type="float" office:value="-107.2261047" calcext:value-type="float">
            <text:p>-107.2261047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table:formula="of:=[.A337]/1000000" office:value-type="float" office:value="72.82608696" calcext:value-type="float">
            <text:p>72.82608696</text:p>
          </table:table-cell>
          <table:table-cell office:value-type="float" office:value="-107.4819412" calcext:value-type="float">
            <text:p>-107.4819412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table:formula="of:=[.A338]/1000000" office:value-type="float" office:value="73.04347826" calcext:value-type="float">
            <text:p>73.04347826</text:p>
          </table:table-cell>
          <table:table-cell office:value-type="float" office:value="-106.2489166" calcext:value-type="float">
            <text:p>-106.2489166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table:formula="of:=[.A339]/1000000" office:value-type="float" office:value="73.26086957" calcext:value-type="float">
            <text:p>73.26086957</text:p>
          </table:table-cell>
          <table:table-cell office:value-type="float" office:value="-106.5610123" calcext:value-type="float">
            <text:p>-106.5610123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table:formula="of:=[.A340]/1000000" office:value-type="float" office:value="73.47826087" calcext:value-type="float">
            <text:p>73.47826087</text:p>
          </table:table-cell>
          <table:table-cell office:value-type="float" office:value="-108.5729446" calcext:value-type="float">
            <text:p>-108.5729446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table:formula="of:=[.A341]/1000000" office:value-type="float" office:value="73.69565217" calcext:value-type="float">
            <text:p>73.69565217</text:p>
          </table:table-cell>
          <table:table-cell office:value-type="float" office:value="-106.8488998" calcext:value-type="float">
            <text:p>-106.8488998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table:formula="of:=[.A342]/1000000" office:value-type="float" office:value="73.91304348" calcext:value-type="float">
            <text:p>73.91304348</text:p>
          </table:table-cell>
          <table:table-cell office:value-type="float" office:value="-106.7597733" calcext:value-type="float">
            <text:p>-106.7597733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table:formula="of:=[.A343]/1000000" office:value-type="float" office:value="74.13043478" calcext:value-type="float">
            <text:p>74.13043478</text:p>
          </table:table-cell>
          <table:table-cell office:value-type="float" office:value="-107.3161469" calcext:value-type="float">
            <text:p>-107.316146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table:formula="of:=[.A344]/1000000" office:value-type="float" office:value="74.34782609" calcext:value-type="float">
            <text:p>74.34782609</text:p>
          </table:table-cell>
          <table:table-cell office:value-type="float" office:value="-108.5574875" calcext:value-type="float">
            <text:p>-108.5574875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table:formula="of:=[.A345]/1000000" office:value-type="float" office:value="74.56521739" calcext:value-type="float">
            <text:p>74.56521739</text:p>
          </table:table-cell>
          <table:table-cell office:value-type="float" office:value="-107.3490219" calcext:value-type="float">
            <text:p>-107.3490219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table:formula="of:=[.A346]/1000000" office:value-type="float" office:value="74.7826087" calcext:value-type="float">
            <text:p>74.7826087</text:p>
          </table:table-cell>
          <table:table-cell office:value-type="float" office:value="-109.0429916" calcext:value-type="float">
            <text:p>-109.0429916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47]/1000000" office:value-type="float" office:value="75" calcext:value-type="float">
            <text:p>75</text:p>
          </table:table-cell>
          <table:table-cell office:value-type="float" office:value="-107.9214401" calcext:value-type="float">
            <text:p>-107.9214401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table:formula="of:=[.A348]/1000000" office:value-type="float" office:value="75.2173913" calcext:value-type="float">
            <text:p>75.2173913</text:p>
          </table:table-cell>
          <table:table-cell office:value-type="float" office:value="-106.4400787" calcext:value-type="float">
            <text:p>-106.4400787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table:formula="of:=[.A349]/1000000" office:value-type="float" office:value="75.43478261" calcext:value-type="float">
            <text:p>75.43478261</text:p>
          </table:table-cell>
          <table:table-cell office:value-type="float" office:value="-107.911438" calcext:value-type="float">
            <text:p>-107.911438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table:formula="of:=[.A350]/1000000" office:value-type="float" office:value="75.65217391" calcext:value-type="float">
            <text:p>75.65217391</text:p>
          </table:table-cell>
          <table:table-cell office:value-type="float" office:value="-108.9675751" calcext:value-type="float">
            <text:p>-108.9675751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table:formula="of:=[.A351]/1000000" office:value-type="float" office:value="75.86956522" calcext:value-type="float">
            <text:p>75.86956522</text:p>
          </table:table-cell>
          <table:table-cell office:value-type="float" office:value="-106.4085312" calcext:value-type="float">
            <text:p>-106.4085312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table:formula="of:=[.A352]/1000000" office:value-type="float" office:value="76.08695652" calcext:value-type="float">
            <text:p>76.08695652</text:p>
          </table:table-cell>
          <table:table-cell office:value-type="float" office:value="-108.0702209" calcext:value-type="float">
            <text:p>-108.0702209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table:formula="of:=[.A353]/1000000" office:value-type="float" office:value="76.30434783" calcext:value-type="float">
            <text:p>76.30434783</text:p>
          </table:table-cell>
          <table:table-cell office:value-type="float" office:value="-108.1541901" calcext:value-type="float">
            <text:p>-108.1541901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table:formula="of:=[.A354]/1000000" office:value-type="float" office:value="76.52173913" calcext:value-type="float">
            <text:p>76.52173913</text:p>
          </table:table-cell>
          <table:table-cell office:value-type="float" office:value="-105.4193497" calcext:value-type="float">
            <text:p>-105.4193497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table:formula="of:=[.A355]/1000000" office:value-type="float" office:value="76.73913043" calcext:value-type="float">
            <text:p>76.73913043</text:p>
          </table:table-cell>
          <table:table-cell office:value-type="float" office:value="-106.2628098" calcext:value-type="float">
            <text:p>-106.2628098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table:formula="of:=[.A356]/1000000" office:value-type="float" office:value="76.95652174" calcext:value-type="float">
            <text:p>76.95652174</text:p>
          </table:table-cell>
          <table:table-cell office:value-type="float" office:value="-106.2076721" calcext:value-type="float">
            <text:p>-106.2076721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table:formula="of:=[.A357]/1000000" office:value-type="float" office:value="77.17391304" calcext:value-type="float">
            <text:p>77.17391304</text:p>
          </table:table-cell>
          <table:table-cell office:value-type="float" office:value="-103.9110718" calcext:value-type="float">
            <text:p>-103.9110718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table:formula="of:=[.A358]/1000000" office:value-type="float" office:value="77.39130435" calcext:value-type="float">
            <text:p>77.39130435</text:p>
          </table:table-cell>
          <table:table-cell office:value-type="float" office:value="-105.9165955" calcext:value-type="float">
            <text:p>-105.9165955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table:formula="of:=[.A359]/1000000" office:value-type="float" office:value="77.60869565" calcext:value-type="float">
            <text:p>77.60869565</text:p>
          </table:table-cell>
          <table:table-cell office:value-type="float" office:value="-107.2326508" calcext:value-type="float">
            <text:p>-107.2326508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table:formula="of:=[.A360]/1000000" office:value-type="float" office:value="77.82608696" calcext:value-type="float">
            <text:p>77.82608696</text:p>
          </table:table-cell>
          <table:table-cell office:value-type="float" office:value="-107.3208237" calcext:value-type="float">
            <text:p>-107.3208237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table:formula="of:=[.A361]/1000000" office:value-type="float" office:value="78.04347826" calcext:value-type="float">
            <text:p>78.04347826</text:p>
          </table:table-cell>
          <table:table-cell office:value-type="float" office:value="-107.7041779" calcext:value-type="float">
            <text:p>-107.704177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table:formula="of:=[.A362]/1000000" office:value-type="float" office:value="78.26086957" calcext:value-type="float">
            <text:p>78.26086957</text:p>
          </table:table-cell>
          <table:table-cell office:value-type="float" office:value="-108.4966736" calcext:value-type="float">
            <text:p>-108.496673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table:formula="of:=[.A363]/1000000" office:value-type="float" office:value="78.47826087" calcext:value-type="float">
            <text:p>78.47826087</text:p>
          </table:table-cell>
          <table:table-cell office:value-type="float" office:value="-107.6844254" calcext:value-type="float">
            <text:p>-107.6844254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table:formula="of:=[.A364]/1000000" office:value-type="float" office:value="78.69565217" calcext:value-type="float">
            <text:p>78.69565217</text:p>
          </table:table-cell>
          <table:table-cell office:value-type="float" office:value="-106.4208374" calcext:value-type="float">
            <text:p>-106.4208374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table:formula="of:=[.A365]/1000000" office:value-type="float" office:value="78.91304348" calcext:value-type="float">
            <text:p>78.91304348</text:p>
          </table:table-cell>
          <table:table-cell office:value-type="float" office:value="-107.1063919" calcext:value-type="float">
            <text:p>-107.1063919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table:formula="of:=[.A366]/1000000" office:value-type="float" office:value="79.13043478" calcext:value-type="float">
            <text:p>79.13043478</text:p>
          </table:table-cell>
          <table:table-cell office:value-type="float" office:value="-105.7525864" calcext:value-type="float">
            <text:p>-105.7525864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table:formula="of:=[.A367]/1000000" office:value-type="float" office:value="79.34782609" calcext:value-type="float">
            <text:p>79.34782609</text:p>
          </table:table-cell>
          <table:table-cell office:value-type="float" office:value="-107.3671036" calcext:value-type="float">
            <text:p>-107.3671036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table:formula="of:=[.A368]/1000000" office:value-type="float" office:value="79.56521739" calcext:value-type="float">
            <text:p>79.56521739</text:p>
          </table:table-cell>
          <table:table-cell office:value-type="float" office:value="-106.9720688" calcext:value-type="float">
            <text:p>-106.9720688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table:formula="of:=[.A369]/1000000" office:value-type="float" office:value="79.7826087" calcext:value-type="float">
            <text:p>79.7826087</text:p>
          </table:table-cell>
          <table:table-cell office:value-type="float" office:value="-105.5645065" calcext:value-type="float">
            <text:p>-105.5645065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70]/1000000" office:value-type="float" office:value="80" calcext:value-type="float">
            <text:p>80</text:p>
          </table:table-cell>
          <table:table-cell office:value-type="float" office:value="-104.9665909" calcext:value-type="float">
            <text:p>-104.9665909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table:formula="of:=[.A371]/1000000" office:value-type="float" office:value="80.2173913" calcext:value-type="float">
            <text:p>80.2173913</text:p>
          </table:table-cell>
          <table:table-cell office:value-type="float" office:value="-106.0600815" calcext:value-type="float">
            <text:p>-106.0600815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table:formula="of:=[.A372]/1000000" office:value-type="float" office:value="80.43478261" calcext:value-type="float">
            <text:p>80.43478261</text:p>
          </table:table-cell>
          <table:table-cell office:value-type="float" office:value="-104.7494659" calcext:value-type="float">
            <text:p>-104.7494659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table:formula="of:=[.A373]/1000000" office:value-type="float" office:value="80.65217391" calcext:value-type="float">
            <text:p>80.65217391</text:p>
          </table:table-cell>
          <table:table-cell office:value-type="float" office:value="-105.8017883" calcext:value-type="float">
            <text:p>-105.8017883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table:formula="of:=[.A374]/1000000" office:value-type="float" office:value="80.86956522" calcext:value-type="float">
            <text:p>80.86956522</text:p>
          </table:table-cell>
          <table:table-cell office:value-type="float" office:value="-103.7416" calcext:value-type="float">
            <text:p>-103.7416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table:formula="of:=[.A375]/1000000" office:value-type="float" office:value="81.08695652" calcext:value-type="float">
            <text:p>81.08695652</text:p>
          </table:table-cell>
          <table:table-cell office:value-type="float" office:value="-101.352272" calcext:value-type="float">
            <text:p>-101.352272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table:formula="of:=[.A376]/1000000" office:value-type="float" office:value="81.30434783" calcext:value-type="float">
            <text:p>81.30434783</text:p>
          </table:table-cell>
          <table:table-cell office:value-type="float" office:value="-106.29496" calcext:value-type="float">
            <text:p>-106.29496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table:formula="of:=[.A377]/1000000" office:value-type="float" office:value="81.52173913" calcext:value-type="float">
            <text:p>81.52173913</text:p>
          </table:table-cell>
          <table:table-cell office:value-type="float" office:value="-104.2953262" calcext:value-type="float">
            <text:p>-104.2953262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table:formula="of:=[.A378]/1000000" office:value-type="float" office:value="81.73913043" calcext:value-type="float">
            <text:p>81.73913043</text:p>
          </table:table-cell>
          <table:table-cell office:value-type="float" office:value="-104.4805527" calcext:value-type="float">
            <text:p>-104.4805527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table:formula="of:=[.A379]/1000000" office:value-type="float" office:value="81.95652174" calcext:value-type="float">
            <text:p>81.95652174</text:p>
          </table:table-cell>
          <table:table-cell office:value-type="float" office:value="-102.2042389" calcext:value-type="float">
            <text:p>-102.2042389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table:formula="of:=[.A380]/1000000" office:value-type="float" office:value="82.17391304" calcext:value-type="float">
            <text:p>82.17391304</text:p>
          </table:table-cell>
          <table:table-cell office:value-type="float" office:value="-101.7882767" calcext:value-type="float">
            <text:p>-101.7882767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table:formula="of:=[.A381]/1000000" office:value-type="float" office:value="82.39130435" calcext:value-type="float">
            <text:p>82.39130435</text:p>
          </table:table-cell>
          <table:table-cell office:value-type="float" office:value="-104.419136" calcext:value-type="float">
            <text:p>-104.419136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table:formula="of:=[.A382]/1000000" office:value-type="float" office:value="82.60869565" calcext:value-type="float">
            <text:p>82.60869565</text:p>
          </table:table-cell>
          <table:table-cell office:value-type="float" office:value="-105.1057434" calcext:value-type="float">
            <text:p>-105.105743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table:formula="of:=[.A383]/1000000" office:value-type="float" office:value="82.82608696" calcext:value-type="float">
            <text:p>82.82608696</text:p>
          </table:table-cell>
          <table:table-cell office:value-type="float" office:value="-105.0372314" calcext:value-type="float">
            <text:p>-105.0372314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table:formula="of:=[.A384]/1000000" office:value-type="float" office:value="83.04347826" calcext:value-type="float">
            <text:p>83.04347826</text:p>
          </table:table-cell>
          <table:table-cell office:value-type="float" office:value="-104.0598221" calcext:value-type="float">
            <text:p>-104.0598221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table:formula="of:=[.A385]/1000000" office:value-type="float" office:value="83.26086957" calcext:value-type="float">
            <text:p>83.26086957</text:p>
          </table:table-cell>
          <table:table-cell office:value-type="float" office:value="-103.4448547" calcext:value-type="float">
            <text:p>-103.444854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table:formula="of:=[.A386]/1000000" office:value-type="float" office:value="83.47826087" calcext:value-type="float">
            <text:p>83.47826087</text:p>
          </table:table-cell>
          <table:table-cell office:value-type="float" office:value="-102.9643402" calcext:value-type="float">
            <text:p>-102.964340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table:formula="of:=[.A387]/1000000" office:value-type="float" office:value="83.69565217" calcext:value-type="float">
            <text:p>83.69565217</text:p>
          </table:table-cell>
          <table:table-cell office:value-type="float" office:value="-104.1049881" calcext:value-type="float">
            <text:p>-104.1049881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table:formula="of:=[.A388]/1000000" office:value-type="float" office:value="83.91304348" calcext:value-type="float">
            <text:p>83.91304348</text:p>
          </table:table-cell>
          <table:table-cell office:value-type="float" office:value="-104.9544678" calcext:value-type="float">
            <text:p>-104.9544678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table:formula="of:=[.A389]/1000000" office:value-type="float" office:value="84.13043478" calcext:value-type="float">
            <text:p>84.13043478</text:p>
          </table:table-cell>
          <table:table-cell office:value-type="float" office:value="-104.8963776" calcext:value-type="float">
            <text:p>-104.8963776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table:formula="of:=[.A390]/1000000" office:value-type="float" office:value="84.34782609" calcext:value-type="float">
            <text:p>84.34782609</text:p>
          </table:table-cell>
          <table:table-cell office:value-type="float" office:value="-104.2662125" calcext:value-type="float">
            <text:p>-104.266212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table:formula="of:=[.A391]/1000000" office:value-type="float" office:value="84.56521739" calcext:value-type="float">
            <text:p>84.56521739</text:p>
          </table:table-cell>
          <table:table-cell office:value-type="float" office:value="-104.5562744" calcext:value-type="float">
            <text:p>-104.556274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table:formula="of:=[.A392]/1000000" office:value-type="float" office:value="84.7826087" calcext:value-type="float">
            <text:p>84.7826087</text:p>
          </table:table-cell>
          <table:table-cell office:value-type="float" office:value="-104.7158508" calcext:value-type="float">
            <text:p>-104.715850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93]/1000000" office:value-type="float" office:value="85" calcext:value-type="float">
            <text:p>85</text:p>
          </table:table-cell>
          <table:table-cell office:value-type="float" office:value="-104.6143265" calcext:value-type="float">
            <text:p>-104.6143265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table:formula="of:=[.A394]/1000000" office:value-type="float" office:value="85.2173913" calcext:value-type="float">
            <text:p>85.2173913</text:p>
          </table:table-cell>
          <table:table-cell office:value-type="float" office:value="-105.7715073" calcext:value-type="float">
            <text:p>-105.7715073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table:formula="of:=[.A395]/1000000" office:value-type="float" office:value="85.43478261" calcext:value-type="float">
            <text:p>85.43478261</text:p>
          </table:table-cell>
          <table:table-cell office:value-type="float" office:value="-106.2818756" calcext:value-type="float">
            <text:p>-106.2818756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table:formula="of:=[.A396]/1000000" office:value-type="float" office:value="85.65217391" calcext:value-type="float">
            <text:p>85.65217391</text:p>
          </table:table-cell>
          <table:table-cell office:value-type="float" office:value="-104.5451355" calcext:value-type="float">
            <text:p>-104.5451355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table:formula="of:=[.A397]/1000000" office:value-type="float" office:value="85.86956522" calcext:value-type="float">
            <text:p>85.86956522</text:p>
          </table:table-cell>
          <table:table-cell office:value-type="float" office:value="-103.9383392" calcext:value-type="float">
            <text:p>-103.9383392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table:formula="of:=[.A398]/1000000" office:value-type="float" office:value="86.08695652" calcext:value-type="float">
            <text:p>86.08695652</text:p>
          </table:table-cell>
          <table:table-cell office:value-type="float" office:value="-105.6115112" calcext:value-type="float">
            <text:p>-105.6115112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table:formula="of:=[.A399]/1000000" office:value-type="float" office:value="86.30434783" calcext:value-type="float">
            <text:p>86.30434783</text:p>
          </table:table-cell>
          <table:table-cell office:value-type="float" office:value="-105.6266861" calcext:value-type="float">
            <text:p>-105.626686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table:formula="of:=[.A400]/1000000" office:value-type="float" office:value="86.52173913" calcext:value-type="float">
            <text:p>86.52173913</text:p>
          </table:table-cell>
          <table:table-cell office:value-type="float" office:value="-105.6949539" calcext:value-type="float">
            <text:p>-105.6949539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table:formula="of:=[.A401]/1000000" office:value-type="float" office:value="86.73913043" calcext:value-type="float">
            <text:p>86.73913043</text:p>
          </table:table-cell>
          <table:table-cell office:value-type="float" office:value="-105.2171478" calcext:value-type="float">
            <text:p>-105.217147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table:formula="of:=[.A402]/1000000" office:value-type="float" office:value="86.95652174" calcext:value-type="float">
            <text:p>86.95652174</text:p>
          </table:table-cell>
          <table:table-cell office:value-type="float" office:value="-105.1395111" calcext:value-type="float">
            <text:p>-105.1395111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table:formula="of:=[.A403]/1000000" office:value-type="float" office:value="87.17391304" calcext:value-type="float">
            <text:p>87.17391304</text:p>
          </table:table-cell>
          <table:table-cell office:value-type="float" office:value="-105.0814285" calcext:value-type="float">
            <text:p>-105.0814285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table:formula="of:=[.A404]/1000000" office:value-type="float" office:value="87.39130435" calcext:value-type="float">
            <text:p>87.39130435</text:p>
          </table:table-cell>
          <table:table-cell office:value-type="float" office:value="-106.2036591" calcext:value-type="float">
            <text:p>-106.2036591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table:formula="of:=[.A405]/1000000" office:value-type="float" office:value="87.60869565" calcext:value-type="float">
            <text:p>87.60869565</text:p>
          </table:table-cell>
          <table:table-cell office:value-type="float" office:value="-106.2172546" calcext:value-type="float">
            <text:p>-106.2172546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table:formula="of:=[.A406]/1000000" office:value-type="float" office:value="87.82608696" calcext:value-type="float">
            <text:p>87.82608696</text:p>
          </table:table-cell>
          <table:table-cell office:value-type="float" office:value="-106.0627213" calcext:value-type="float">
            <text:p>-106.0627213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table:formula="of:=[.A407]/1000000" office:value-type="float" office:value="88.04347826" calcext:value-type="float">
            <text:p>88.04347826</text:p>
          </table:table-cell>
          <table:table-cell office:value-type="float" office:value="-105.8372498" calcext:value-type="float">
            <text:p>-105.8372498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table:formula="of:=[.A408]/1000000" office:value-type="float" office:value="88.26086957" calcext:value-type="float">
            <text:p>88.26086957</text:p>
          </table:table-cell>
          <table:table-cell office:value-type="float" office:value="-107.7890778" calcext:value-type="float">
            <text:p>-107.7890778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table:formula="of:=[.A409]/1000000" office:value-type="float" office:value="88.47826087" calcext:value-type="float">
            <text:p>88.47826087</text:p>
          </table:table-cell>
          <table:table-cell office:value-type="float" office:value="-106.053688" calcext:value-type="float">
            <text:p>-106.053688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table:formula="of:=[.A410]/1000000" office:value-type="float" office:value="88.69565217" calcext:value-type="float">
            <text:p>88.69565217</text:p>
          </table:table-cell>
          <table:table-cell office:value-type="float" office:value="-106.2603378" calcext:value-type="float">
            <text:p>-106.2603378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table:formula="of:=[.A411]/1000000" office:value-type="float" office:value="88.91304348" calcext:value-type="float">
            <text:p>88.91304348</text:p>
          </table:table-cell>
          <table:table-cell office:value-type="float" office:value="-107.1232529" calcext:value-type="float">
            <text:p>-107.1232529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table:formula="of:=[.A412]/1000000" office:value-type="float" office:value="89.13043478" calcext:value-type="float">
            <text:p>89.13043478</text:p>
          </table:table-cell>
          <table:table-cell office:value-type="float" office:value="-96.44582367" calcext:value-type="float">
            <text:p>-96.44582367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table:formula="of:=[.A413]/1000000" office:value-type="float" office:value="89.34782609" calcext:value-type="float">
            <text:p>89.34782609</text:p>
          </table:table-cell>
          <table:table-cell office:value-type="float" office:value="-107.1191025" calcext:value-type="float">
            <text:p>-107.1191025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table:formula="of:=[.A414]/1000000" office:value-type="float" office:value="89.56521739" calcext:value-type="float">
            <text:p>89.56521739</text:p>
          </table:table-cell>
          <table:table-cell office:value-type="float" office:value="-107.0933914" calcext:value-type="float">
            <text:p>-107.0933914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table:formula="of:=[.A415]/1000000" office:value-type="float" office:value="89.7826087" calcext:value-type="float">
            <text:p>89.7826087</text:p>
          </table:table-cell>
          <table:table-cell office:value-type="float" office:value="-107.4649734" calcext:value-type="float">
            <text:p>-107.4649734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416]/1000000" office:value-type="float" office:value="90" calcext:value-type="float">
            <text:p>90</text:p>
          </table:table-cell>
          <table:table-cell office:value-type="float" office:value="-107.8610306" calcext:value-type="float">
            <text:p>-107.8610306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table:formula="of:=[.A417]/1000000" office:value-type="float" office:value="90.2173913" calcext:value-type="float">
            <text:p>90.2173913</text:p>
          </table:table-cell>
          <table:table-cell office:value-type="float" office:value="-106.3734741" calcext:value-type="float">
            <text:p>-106.373474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table:formula="of:=[.A418]/1000000" office:value-type="float" office:value="90.43478261" calcext:value-type="float">
            <text:p>90.43478261</text:p>
          </table:table-cell>
          <table:table-cell office:value-type="float" office:value="-107.8239288" calcext:value-type="float">
            <text:p>-107.8239288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table:formula="of:=[.A419]/1000000" office:value-type="float" office:value="90.65217391" calcext:value-type="float">
            <text:p>90.65217391</text:p>
          </table:table-cell>
          <table:table-cell office:value-type="float" office:value="-92.35445404" calcext:value-type="float">
            <text:p>-92.35445404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table:formula="of:=[.A420]/1000000" office:value-type="float" office:value="90.86956522" calcext:value-type="float">
            <text:p>90.86956522</text:p>
          </table:table-cell>
          <table:table-cell office:value-type="float" office:value="-108.6070023" calcext:value-type="float">
            <text:p>-108.6070023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table:formula="of:=[.A421]/1000000" office:value-type="float" office:value="91.08695652" calcext:value-type="float">
            <text:p>91.08695652</text:p>
          </table:table-cell>
          <table:table-cell office:value-type="float" office:value="-109.0179214" calcext:value-type="float">
            <text:p>-109.0179214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table:formula="of:=[.A422]/1000000" office:value-type="float" office:value="91.30434783" calcext:value-type="float">
            <text:p>91.30434783</text:p>
          </table:table-cell>
          <table:table-cell office:value-type="float" office:value="-108.2314987" calcext:value-type="float">
            <text:p>-108.2314987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table:formula="of:=[.A423]/1000000" office:value-type="float" office:value="91.52173913" calcext:value-type="float">
            <text:p>91.52173913</text:p>
          </table:table-cell>
          <table:table-cell office:value-type="float" office:value="-107.2592392" calcext:value-type="float">
            <text:p>-107.259239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table:formula="of:=[.A424]/1000000" office:value-type="float" office:value="91.73913043" calcext:value-type="float">
            <text:p>91.73913043</text:p>
          </table:table-cell>
          <table:table-cell office:value-type="float" office:value="-108.1179123" calcext:value-type="float">
            <text:p>-108.1179123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table:formula="of:=[.A425]/1000000" office:value-type="float" office:value="91.95652174" calcext:value-type="float">
            <text:p>91.95652174</text:p>
          </table:table-cell>
          <table:table-cell office:value-type="float" office:value="-109.5798569" calcext:value-type="float">
            <text:p>-109.5798569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table:formula="of:=[.A426]/1000000" office:value-type="float" office:value="92.17391304" calcext:value-type="float">
            <text:p>92.17391304</text:p>
          </table:table-cell>
          <table:table-cell office:value-type="float" office:value="-106.7232971" calcext:value-type="float">
            <text:p>-106.723297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table:formula="of:=[.A427]/1000000" office:value-type="float" office:value="92.39130435" calcext:value-type="float">
            <text:p>92.39130435</text:p>
          </table:table-cell>
          <table:table-cell office:value-type="float" office:value="-108.0445633" calcext:value-type="float">
            <text:p>-108.044563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table:formula="of:=[.A428]/1000000" office:value-type="float" office:value="92.60869565" calcext:value-type="float">
            <text:p>92.60869565</text:p>
          </table:table-cell>
          <table:table-cell office:value-type="float" office:value="-108.8781433" calcext:value-type="float">
            <text:p>-108.8781433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table:formula="of:=[.A429]/1000000" office:value-type="float" office:value="92.82608696" calcext:value-type="float">
            <text:p>92.82608696</text:p>
          </table:table-cell>
          <table:table-cell office:value-type="float" office:value="-108.3630447" calcext:value-type="float">
            <text:p>-108.363044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table:formula="of:=[.A430]/1000000" office:value-type="float" office:value="93.04347826" calcext:value-type="float">
            <text:p>93.04347826</text:p>
          </table:table-cell>
          <table:table-cell office:value-type="float" office:value="-107.3750687" calcext:value-type="float">
            <text:p>-107.3750687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table:formula="of:=[.A431]/1000000" office:value-type="float" office:value="93.26086957" calcext:value-type="float">
            <text:p>93.26086957</text:p>
          </table:table-cell>
          <table:table-cell office:value-type="float" office:value="-108.4855194" calcext:value-type="float">
            <text:p>-108.4855194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table:formula="of:=[.A432]/1000000" office:value-type="float" office:value="93.47826087" calcext:value-type="float">
            <text:p>93.47826087</text:p>
          </table:table-cell>
          <table:table-cell office:value-type="float" office:value="-108.6843796" calcext:value-type="float">
            <text:p>-108.684379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table:formula="of:=[.A433]/1000000" office:value-type="float" office:value="93.69565217" calcext:value-type="float">
            <text:p>93.69565217</text:p>
          </table:table-cell>
          <table:table-cell office:value-type="float" office:value="-107.5296555" calcext:value-type="float">
            <text:p>-107.5296555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table:formula="of:=[.A434]/1000000" office:value-type="float" office:value="93.91304348" calcext:value-type="float">
            <text:p>93.91304348</text:p>
          </table:table-cell>
          <table:table-cell office:value-type="float" office:value="-107.2644424" calcext:value-type="float">
            <text:p>-107.2644424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table:formula="of:=[.A435]/1000000" office:value-type="float" office:value="94.13043478" calcext:value-type="float">
            <text:p>94.13043478</text:p>
          </table:table-cell>
          <table:table-cell office:value-type="float" office:value="-108.2233047" calcext:value-type="float">
            <text:p>-108.223304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table:formula="of:=[.A436]/1000000" office:value-type="float" office:value="94.34782609" calcext:value-type="float">
            <text:p>94.34782609</text:p>
          </table:table-cell>
          <table:table-cell office:value-type="float" office:value="-108.6641617" calcext:value-type="float">
            <text:p>-108.664161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table:formula="of:=[.A437]/1000000" office:value-type="float" office:value="94.56521739" calcext:value-type="float">
            <text:p>94.56521739</text:p>
          </table:table-cell>
          <table:table-cell office:value-type="float" office:value="-107.6362686" calcext:value-type="float">
            <text:p>-107.636268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table:formula="of:=[.A438]/1000000" office:value-type="float" office:value="94.7826087" calcext:value-type="float">
            <text:p>94.7826087</text:p>
          </table:table-cell>
          <table:table-cell office:value-type="float" office:value="-107.1499329" calcext:value-type="float">
            <text:p>-107.149932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439]/1000000" office:value-type="float" office:value="95" calcext:value-type="float">
            <text:p>95</text:p>
          </table:table-cell>
          <table:table-cell office:value-type="float" office:value="-101.6141663" calcext:value-type="float">
            <text:p>-101.6141663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table:formula="of:=[.A440]/1000000" office:value-type="float" office:value="95.2173913" calcext:value-type="float">
            <text:p>95.2173913</text:p>
          </table:table-cell>
          <table:table-cell office:value-type="float" office:value="-109.3968887" calcext:value-type="float">
            <text:p>-109.3968887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table:formula="of:=[.A441]/1000000" office:value-type="float" office:value="95.43478261" calcext:value-type="float">
            <text:p>95.43478261</text:p>
          </table:table-cell>
          <table:table-cell office:value-type="float" office:value="-107.4972534" calcext:value-type="float">
            <text:p>-107.4972534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table:formula="of:=[.A442]/1000000" office:value-type="float" office:value="95.65217391" calcext:value-type="float">
            <text:p>95.65217391</text:p>
          </table:table-cell>
          <table:table-cell office:value-type="float" office:value="-109.0606461" calcext:value-type="float">
            <text:p>-109.0606461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table:formula="of:=[.A443]/1000000" office:value-type="float" office:value="95.86956522" calcext:value-type="float">
            <text:p>95.86956522</text:p>
          </table:table-cell>
          <table:table-cell office:value-type="float" office:value="-108.9828262" calcext:value-type="float">
            <text:p>-108.982826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table:formula="of:=[.A444]/1000000" office:value-type="float" office:value="96.08695652" calcext:value-type="float">
            <text:p>96.08695652</text:p>
          </table:table-cell>
          <table:table-cell office:value-type="float" office:value="-108.1172638" calcext:value-type="float">
            <text:p>-108.1172638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table:formula="of:=[.A445]/1000000" office:value-type="float" office:value="96.30434783" calcext:value-type="float">
            <text:p>96.30434783</text:p>
          </table:table-cell>
          <table:table-cell office:value-type="float" office:value="-109.4703369" calcext:value-type="float">
            <text:p>-109.4703369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table:formula="of:=[.A446]/1000000" office:value-type="float" office:value="96.52173913" calcext:value-type="float">
            <text:p>96.52173913</text:p>
          </table:table-cell>
          <table:table-cell office:value-type="float" office:value="-108.2698517" calcext:value-type="float">
            <text:p>-108.2698517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table:formula="of:=[.A447]/1000000" office:value-type="float" office:value="96.73913043" calcext:value-type="float">
            <text:p>96.73913043</text:p>
          </table:table-cell>
          <table:table-cell office:value-type="float" office:value="-107.1626205" calcext:value-type="float">
            <text:p>-107.162620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table:formula="of:=[.A448]/1000000" office:value-type="float" office:value="96.95652174" calcext:value-type="float">
            <text:p>96.95652174</text:p>
          </table:table-cell>
          <table:table-cell office:value-type="float" office:value="-108.5176773" calcext:value-type="float">
            <text:p>-108.5176773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table:formula="of:=[.A449]/1000000" office:value-type="float" office:value="97.17391304" calcext:value-type="float">
            <text:p>97.17391304</text:p>
          </table:table-cell>
          <table:table-cell office:value-type="float" office:value="-108.3800278" calcext:value-type="float">
            <text:p>-108.3800278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table:formula="of:=[.A450]/1000000" office:value-type="float" office:value="97.39130435" calcext:value-type="float">
            <text:p>97.39130435</text:p>
          </table:table-cell>
          <table:table-cell office:value-type="float" office:value="-109.2641068" calcext:value-type="float">
            <text:p>-109.2641068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table:formula="of:=[.A451]/1000000" office:value-type="float" office:value="97.60869565" calcext:value-type="float">
            <text:p>97.60869565</text:p>
          </table:table-cell>
          <table:table-cell office:value-type="float" office:value="-108.3362045" calcext:value-type="float">
            <text:p>-108.3362045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table:formula="of:=[.A452]/1000000" office:value-type="float" office:value="97.82608696" calcext:value-type="float">
            <text:p>97.82608696</text:p>
          </table:table-cell>
          <table:table-cell office:value-type="float" office:value="-107.7466431" calcext:value-type="float">
            <text:p>-107.7466431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table:formula="of:=[.A453]/1000000" office:value-type="float" office:value="98.04347826" calcext:value-type="float">
            <text:p>98.04347826</text:p>
          </table:table-cell>
          <table:table-cell office:value-type="float" office:value="-109.5739441" calcext:value-type="float">
            <text:p>-109.5739441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table:formula="of:=[.A454]/1000000" office:value-type="float" office:value="98.26086957" calcext:value-type="float">
            <text:p>98.26086957</text:p>
          </table:table-cell>
          <table:table-cell office:value-type="float" office:value="-108.23806" calcext:value-type="float">
            <text:p>-108.23806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table:formula="of:=[.A455]/1000000" office:value-type="float" office:value="98.47826087" calcext:value-type="float">
            <text:p>98.47826087</text:p>
          </table:table-cell>
          <table:table-cell office:value-type="float" office:value="-108.9859009" calcext:value-type="float">
            <text:p>-108.985900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table:formula="of:=[.A456]/1000000" office:value-type="float" office:value="98.69565217" calcext:value-type="float">
            <text:p>98.69565217</text:p>
          </table:table-cell>
          <table:table-cell office:value-type="float" office:value="-108.7840805" calcext:value-type="float">
            <text:p>-108.7840805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table:formula="of:=[.A457]/1000000" office:value-type="float" office:value="98.91304348" calcext:value-type="float">
            <text:p>98.91304348</text:p>
          </table:table-cell>
          <table:table-cell office:value-type="float" office:value="-108.7292252" calcext:value-type="float">
            <text:p>-108.7292252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table:formula="of:=[.A458]/1000000" office:value-type="float" office:value="99.13043478" calcext:value-type="float">
            <text:p>99.13043478</text:p>
          </table:table-cell>
          <table:table-cell office:value-type="float" office:value="-96.5983963" calcext:value-type="float">
            <text:p>-96.5983963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table:formula="of:=[.A459]/1000000" office:value-type="float" office:value="99.34782609" calcext:value-type="float">
            <text:p>99.34782609</text:p>
          </table:table-cell>
          <table:table-cell office:value-type="float" office:value="-108.1557999" calcext:value-type="float">
            <text:p>-108.1557999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table:formula="of:=[.A460]/1000000" office:value-type="float" office:value="99.56521739" calcext:value-type="float">
            <text:p>99.56521739</text:p>
          </table:table-cell>
          <table:table-cell office:value-type="float" office:value="-109.0747147" calcext:value-type="float">
            <text:p>-109.0747147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table:formula="of:=[.A461]/1000000" office:value-type="float" office:value="99.7826087" calcext:value-type="float">
            <text:p>99.7826087</text:p>
          </table:table-cell>
          <table:table-cell office:value-type="float" office:value="-109.3445816" calcext:value-type="float">
            <text:p>-109.344581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62]/1000000" office:value-type="float" office:value="100" calcext:value-type="float">
            <text:p>100</text:p>
          </table:table-cell>
          <table:table-cell office:value-type="float" office:value="-101.3834457" calcext:value-type="float">
            <text:p>-101.38344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14:32:18.480625936</dc:date>
    <meta:editing-duration>PT2M5S</meta:editing-duration>
    <meta:editing-cycles>1</meta:editing-cycles>
    <meta:document-statistic meta:table-count="2" meta:cell-count="24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29cm" svg:height="19.71cm" xlink:href=".." xlink:type="simple" chart:class="chart:scatter" chart:style-name="ch1">
        <chart:legend chart:legend-position="end" svg:x="35.401cm" svg:y="9.556cm" style:legend-expansion="high" chart:style-name="ch2"/>
        <chart:plot-area chart:style-name="ch3" table:cell-range-address="N1E_2_2.B1:N1E_2_2.C462" chart:data-source-has-labels="row" svg:x="0.774cm" svg:y="0.394cm" svg:width="33.853cm" svg:height="18.922cm">
          <chartooo:coordinate-region svg:x="1.686cm" svg:y="0.593cm" svg:width="32.661cm" svg:height="18.5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1E_2_2.C2:N1E_2_2.C462" chart:label-cell-address="N1E_2_2.C1:N1E_2_2.C1" chart:class="chart:scatter">
            <chart:domain table:cell-range-address="N1E_2_2.B2:N1E_2_2.B462"/>
            <chart:data-point chart:repeated="4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[dBm]</text:p>
                <draw:g>
                  <svg:desc>N1E_2_2.C1:N1E_2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1E_2_2.B2:N1E_2_2.B462</svg:desc>
                </draw:g>
              </table:table-cell>
              <table:table-cell office:value-type="float" office:value="-26.19523239">
                <text:p>-26.19523239</text:p>
                <draw:g>
                  <svg:desc>N1E_2_2.C2:N1E_2_2.C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-82.44229126">
                <text:p>-82.44229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-85.25927734">
                <text:p>-85.2592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-91.85670471">
                <text:p>-91.85670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-91.62445068">
                <text:p>-91.62445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-96.61427307">
                <text:p>-96.61427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-94.99459076">
                <text:p>-94.99459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-74.17062378">
                <text:p>-74.17062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-96.31885529">
                <text:p>-96.31885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-97.4828186">
                <text:p>-97.4828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-97.07897186">
                <text:p>-97.07897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-97.4731369">
                <text:p>-97.4731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-97.01282501">
                <text:p>-97.01282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-82.89287567">
                <text:p>-82.89287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-96.83107758">
                <text:p>-96.83107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-94.6230011">
                <text:p>-94.623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-92.35532379">
                <text:p>-92.35532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-93.7436142">
                <text:p>-93.7436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-96.41126251">
                <text:p>-96.41126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-97.08391571">
                <text:p>-97.08391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-95.58061981">
                <text:p>-95.58061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-95.93756866">
                <text:p>-95.93756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-96.75089264">
                <text:p>-96.75089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93.89846039">
                <text:p>-93.89846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-96.26405334">
                <text:p>-96.26405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-95.36405182">
                <text:p>-95.36405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-94.49169922">
                <text:p>-94.49169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-93.97585297">
                <text:p>-93.97585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-92.89365387">
                <text:p>-92.89365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-95.78913116">
                <text:p>-95.78913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-95.689888">
                <text:p>-95.689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-83.0459137">
                <text:p>-83.0459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-90.54922485">
                <text:p>-90.54922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-94.00115967">
                <text:p>-94.00115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-81.97180176">
                <text:p>-81.97180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-92.53125763">
                <text:p>-92.53125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-94.82778168">
                <text:p>-94.82778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-94.16532135">
                <text:p>-94.16532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-94.66521454">
                <text:p>-94.66521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-93.79616547">
                <text:p>-93.79616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-81.1048584">
                <text:p>-81.1048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-82.45825958">
                <text:p>-82.45825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-84.45319366">
                <text:p>-84.45319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-84.52540588">
                <text:p>-84.5254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-81.84192657">
                <text:p>-81.84192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-93.98142242">
                <text:p>-93.98142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-88.16932678">
                <text:p>-88.16932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-89.47892761">
                <text:p>-89.47892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-94.63625336">
                <text:p>-94.63625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-93.85561371">
                <text:p>-93.85561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-95.18689728">
                <text:p>-95.18689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-94.73174286">
                <text:p>-94.7317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-94.15048981">
                <text:p>-94.150489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-91.99221039">
                <text:p>-91.99221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-85.74803162">
                <text:p>-85.74803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-82.12465668">
                <text:p>-82.12465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-92.516922">
                <text:p>-92.516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-95.31291199">
                <text:p>-95.31291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-92.58530426">
                <text:p>-92.58530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-94.84490967">
                <text:p>-94.84490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-93.88002014">
                <text:p>-93.88002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-92.95233917">
                <text:p>-92.95233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-93.39576721">
                <text:p>-93.39576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-87.45350647">
                <text:p>-87.45350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-92.13153839">
                <text:p>-92.131538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-87.81825256">
                <text:p>-87.81825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-89.99994659">
                <text:p>-89.99994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-91.70160675">
                <text:p>-91.70160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-92.36516571">
                <text:p>-92.36516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-93.91009521">
                <text:p>-93.91009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-92.93301392">
                <text:p>-92.93301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-94.58367157">
                <text:p>-94.58367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-90.8764267">
                <text:p>-90.8764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-91.20497894">
                <text:p>-91.20497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-92.99111176">
                <text:p>-92.99111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-91.80919647">
                <text:p>-91.80919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-94.67134857">
                <text:p>-94.67134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-93.4825058">
                <text:p>-93.4825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-93.6272049">
                <text:p>-93.6272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-93.47023773">
                <text:p>-93.47023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-93.63021088">
                <text:p>-93.63021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-89.81388855">
                <text:p>-89.81388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-94.05544281">
                <text:p>-94.05544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-92.94356537">
                <text:p>-92.94356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-90.81633759">
                <text:p>-90.81633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-84.0772934">
                <text:p>-84.0772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-94.14092255">
                <text:p>-94.14092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-95.64928436">
                <text:p>-95.64928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-94.26039886">
                <text:p>-94.26039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-93.08444214">
                <text:p>-93.08444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-92.52241516">
                <text:p>-92.52241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-92.63592529">
                <text:p>-92.63592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-93.83594513">
                <text:p>-93.83594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-91.43971252">
                <text:p>-91.43971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-93.17563629">
                <text:p>-93.175636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-93.42689514">
                <text:p>-93.426895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-90.75081635">
                <text:p>-90.75081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-89.48290253">
                <text:p>-89.48290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-89.50966644">
                <text:p>-89.50966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-89.74124908">
                <text:p>-89.741249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-90.08419037">
                <text:p>-90.08419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-92.33802032">
                <text:p>-92.33802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-92.58350372">
                <text:p>-92.58350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-90.73930359">
                <text:p>-90.73930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-89.47732544">
                <text:p>-89.47732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-89.36640167">
                <text:p>-89.36640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-83.69707489">
                <text:p>-83.697074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-93.25983429">
                <text:p>-93.259834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-92.33021545">
                <text:p>-92.33021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-91.90381622">
                <text:p>-91.90381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-93.05551147">
                <text:p>-93.055511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-92.67821503">
                <text:p>-92.678215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-92.67647552">
                <text:p>-92.67647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-95.0553894">
                <text:p>-95.05538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-93.64592743">
                <text:p>-93.64592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-93.93907928">
                <text:p>-93.93907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-95.49686432">
                <text:p>-95.49686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-95.44494629">
                <text:p>-95.444946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-94.103508">
                <text:p>-94.103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-91.73220062">
                <text:p>-91.73220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-94.65390015">
                <text:p>-94.65390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-93.79624176">
                <text:p>-93.79624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-86.35955048">
                <text:p>-86.35955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-92.26110077">
                <text:p>-92.26110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-92.78269196">
                <text:p>-92.782691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-89.36064148">
                <text:p>-89.36064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-89.52413177">
                <text:p>-89.524131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-92.40979767">
                <text:p>-92.409797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-93.64981842">
                <text:p>-93.64981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-88.92288971">
                <text:p>-88.92288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-89.30769348">
                <text:p>-89.30769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-86.0104599">
                <text:p>-86.01045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-82.95587921">
                <text:p>-82.955879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-86.80947876">
                <text:p>-86.809478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-80.59037018">
                <text:p>-80.59037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-88.88776398">
                <text:p>-88.88776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-88.33927155">
                <text:p>-88.33927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-89.78632355">
                <text:p>-89.78632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-87.44586182">
                <text:p>-87.44586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-93.75182343">
                <text:p>-93.751823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-92.57237244">
                <text:p>-92.57237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-88.47147369">
                <text:p>-88.47147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-92.53093719">
                <text:p>-92.53093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-93.15171051">
                <text:p>-93.151710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-91.01730347">
                <text:p>-91.017303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-92.61592102">
                <text:p>-92.61592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-93.37340546">
                <text:p>-93.373405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-94.74515533">
                <text:p>-94.745155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-93.47428131">
                <text:p>-93.47428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-91.51098633">
                <text:p>-91.510986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-86.30821991">
                <text:p>-86.30821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-87.63974762">
                <text:p>-87.63974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-91.09499359">
                <text:p>-91.094993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-90.45240021">
                <text:p>-90.452400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-84.45513153">
                <text:p>-84.455131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-89.60279083">
                <text:p>-89.602790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-89.66897583">
                <text:p>-89.668975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-84.83682251">
                <text:p>-84.83682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-89.81780243">
                <text:p>-89.81780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-82.633255">
                <text:p>-82.633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-86.42469025">
                <text:p>-86.42469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-87.3009491">
                <text:p>-87.30094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-87.6402359">
                <text:p>-87.6402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-86.25187683">
                <text:p>-86.251876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-92.84531403">
                <text:p>-92.84531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-93.60058594">
                <text:p>-93.60058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-87.36289978">
                <text:p>-87.362899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-92.89421844">
                <text:p>-92.89421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-93.99269867">
                <text:p>-93.99269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-93.9717865">
                <text:p>-93.97178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-92.60269928">
                <text:p>-92.60269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-90.01464844">
                <text:p>-90.014648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-91.19661713">
                <text:p>-91.19661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-89.36558533">
                <text:p>-89.36558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-90.80648804">
                <text:p>-90.806488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-92.12306976">
                <text:p>-92.12306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-92.02103424">
                <text:p>-92.02103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-95.24622345">
                <text:p>-95.24622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-93.19229889">
                <text:p>-93.192298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-92.62276459">
                <text:p>-92.622764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-96.12937927">
                <text:p>-96.12937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-92.8364563">
                <text:p>-92.83645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-89.4862442">
                <text:p>-89.48624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-89.00650787">
                <text:p>-89.0065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-90.55280304">
                <text:p>-90.552803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-93.66436005">
                <text:p>-93.66436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-88.24536896">
                <text:p>-88.24536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-93.56628418">
                <text:p>-93.56628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-94.34188843">
                <text:p>-94.341888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-95.94876099">
                <text:p>-95.948760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-94.72750854">
                <text:p>-94.727508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-94.25900269">
                <text:p>-94.259002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-93.5605011">
                <text:p>-93.5605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-93.45848846">
                <text:p>-93.458488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-94.17204285">
                <text:p>-94.17204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-93.87835693">
                <text:p>-93.878356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-96.14125061">
                <text:p>-96.14125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-94.72348785">
                <text:p>-94.723487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-94.49169159">
                <text:p>-94.49169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-93.53150177">
                <text:p>-93.531501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-93.45131683">
                <text:p>-93.45131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-95.67593384">
                <text:p>-95.675933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-91.24710083">
                <text:p>-91.247100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-95.48088074">
                <text:p>-95.48088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-93.98220062">
                <text:p>-93.982200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-96.36615753">
                <text:p>-96.36615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-91.86235046">
                <text:p>-91.86235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-94.3582077">
                <text:p>-94.35820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-92.51708221">
                <text:p>-92.517082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-96.81404877">
                <text:p>-96.81404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-89.97555542">
                <text:p>-89.975555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-90.07442474">
                <text:p>-90.074424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-92.79589081">
                <text:p>-92.79589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-92.72923279">
                <text:p>-92.72923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-93.85923004">
                <text:p>-93.85923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-96.25007629">
                <text:p>-96.250076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-94.75952911">
                <text:p>-94.759529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-93.76398468">
                <text:p>-93.763984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-97.66438293">
                <text:p>-97.664382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-97.12033081">
                <text:p>-97.120330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-92.23162079">
                <text:p>-92.231620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-96.2625885">
                <text:p>-96.26258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-96.15000916">
                <text:p>-96.15000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-95.95704651">
                <text:p>-95.957046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-96.56834412">
                <text:p>-96.56834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-96.67287445">
                <text:p>-96.672874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-96.73136139">
                <text:p>-96.731361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-94.86183167">
                <text:p>-94.86183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-96.17074585">
                <text:p>-96.17074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-96.63258362">
                <text:p>-96.63258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-96.59747314">
                <text:p>-96.597473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-96.62018585">
                <text:p>-96.620185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-97.19626617">
                <text:p>-97.196266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-97.73069">
                <text:p>-97.730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-97.31548309">
                <text:p>-97.315483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-95.82445526">
                <text:p>-95.82445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-91.69228363">
                <text:p>-91.692283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-96.84469604">
                <text:p>-96.844696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-94.86727905">
                <text:p>-94.867279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-95.48672485">
                <text:p>-95.486724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-96.34902954">
                <text:p>-96.34902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-98.24152374">
                <text:p>-98.24152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-96.96437836">
                <text:p>-96.964378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-98.19565582">
                <text:p>-98.195655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-97.61818695">
                <text:p>-97.61818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-98.97154999">
                <text:p>-98.97154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-97.93600464">
                <text:p>-97.93600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-100.1064911">
                <text:p>-100.10649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-99.60922241">
                <text:p>-99.609222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-100.5866852">
                <text:p>-100.5866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-100.5585251">
                <text:p>-100.55852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-98.66828918">
                <text:p>-98.668289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-99.16979218">
                <text:p>-99.169792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-100.1556549">
                <text:p>-100.1556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-92.23919678">
                <text:p>-92.23919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-101.227562">
                <text:p>-101.2275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-99.16470337">
                <text:p>-99.16470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-99.42282867">
                <text:p>-99.42282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-101.0033035">
                <text:p>-101.00330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-100.8502731">
                <text:p>-100.85027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-100.5298386">
                <text:p>-100.52983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-101.3199844">
                <text:p>-101.3199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-99.69854736">
                <text:p>-99.69854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-101.8600693">
                <text:p>-101.86006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-102.3458252">
                <text:p>-102.3458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-101.2432404">
                <text:p>-101.24324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-100.0340576">
                <text:p>-100.03405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-103.6837616">
                <text:p>-103.68376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-101.2819138">
                <text:p>-101.28191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-101.4632263">
                <text:p>-101.46322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-103.2868271">
                <text:p>-103.2868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-103.1494827">
                <text:p>-103.14948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-102.3676376">
                <text:p>-102.3676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-89.01480865">
                <text:p>-89.01480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-102.3794327">
                <text:p>-102.37943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-104.3177872">
                <text:p>-104.31778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-102.7232132">
                <text:p>-102.72321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-97.46031952">
                <text:p>-97.46031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-101.2992935">
                <text:p>-101.29929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-103.8632278">
                <text:p>-103.86322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-103.2005234">
                <text:p>-103.20052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-102.5198746">
                <text:p>-102.51987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-100.8345032">
                <text:p>-100.8345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-102.1744003">
                <text:p>-102.17440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-102.3522873">
                <text:p>-102.35228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-103.3806229">
                <text:p>-103.3806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-103.178978">
                <text:p>-103.1789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-103.5252228">
                <text:p>-103.5252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-102.9189224">
                <text:p>-102.91892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-102.0510406">
                <text:p>-102.05104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-104.2627869">
                <text:p>-104.26278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-102.4483871">
                <text:p>-102.44838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-99.24697876">
                <text:p>-99.246978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-102.724556">
                <text:p>-102.7245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-105.6283112">
                <text:p>-105.6283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-104.8637619">
                <text:p>-104.86376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-105.0206299">
                <text:p>-105.02062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-105.2402496">
                <text:p>-105.24024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-104.4341583">
                <text:p>-104.43415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-103.1878052">
                <text:p>-103.18780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-104.7077713">
                <text:p>-104.70777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-103.5709229">
                <text:p>-103.57092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-106.3304749">
                <text:p>-106.33047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-104.7253952">
                <text:p>-104.72539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-105.4764481">
                <text:p>-105.47644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-106.3888626">
                <text:p>-106.3888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-103.937851">
                <text:p>-103.9378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-104.7407532">
                <text:p>-104.74075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-104.7244034">
                <text:p>-104.72440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-106.0533752">
                <text:p>-106.05337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-104.6928482">
                <text:p>-104.69284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-105.9761353">
                <text:p>-105.97613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-106.2690811">
                <text:p>-106.26908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-106.4544296">
                <text:p>-106.45442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-106.9675751">
                <text:p>-106.96757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-105.2533493">
                <text:p>-105.25334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-105.7623367">
                <text:p>-105.76233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-106.8372116">
                <text:p>-106.83721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-106.8824234">
                <text:p>-106.8824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-106.1300125">
                <text:p>-106.1300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-107.7534256">
                <text:p>-107.75342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-106.0219574">
                <text:p>-106.02195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-107.4252167">
                <text:p>-107.42521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-105.1572266">
                <text:p>-105.15722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-101.6969223">
                <text:p>-101.69692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-106.458931">
                <text:p>-106.4589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-105.7899551">
                <text:p>-105.78995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-106.7120743">
                <text:p>-106.71207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-105.9339676">
                <text:p>-105.93396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-107.2752914">
                <text:p>-107.27529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-106.2193756">
                <text:p>-106.21937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-105.7677231">
                <text:p>-105.76772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-107.3027496">
                <text:p>-107.30274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-107.2895355">
                <text:p>-107.28953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-107.2261047">
                <text:p>-107.22610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-107.4819412">
                <text:p>-107.48194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-106.2489166">
                <text:p>-106.24891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-106.5610123">
                <text:p>-106.56101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-108.5729446">
                <text:p>-108.57294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-106.8488998">
                <text:p>-106.84889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-106.7597733">
                <text:p>-106.75977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-107.3161469">
                <text:p>-107.3161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-108.5574875">
                <text:p>-108.55748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-107.3490219">
                <text:p>-107.34902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-109.0429916">
                <text:p>-109.0429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-107.9214401">
                <text:p>-107.92144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-106.4400787">
                <text:p>-106.44007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-107.911438">
                <text:p>-107.9114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-108.9675751">
                <text:p>-108.96757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-106.4085312">
                <text:p>-106.40853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-108.0702209">
                <text:p>-108.07022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-108.1541901">
                <text:p>-108.15419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-105.4193497">
                <text:p>-105.41934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-106.2628098">
                <text:p>-106.26280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-106.2076721">
                <text:p>-106.2076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-103.9110718">
                <text:p>-103.91107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-105.9165955">
                <text:p>-105.91659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-107.2326508">
                <text:p>-107.23265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-107.3208237">
                <text:p>-107.32082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-107.7041779">
                <text:p>-107.70417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-108.4966736">
                <text:p>-108.49667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-107.6844254">
                <text:p>-107.68442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-106.4208374">
                <text:p>-106.42083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-107.1063919">
                <text:p>-107.10639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-105.7525864">
                <text:p>-105.752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-107.3671036">
                <text:p>-107.36710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-106.9720688">
                <text:p>-106.97206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-105.5645065">
                <text:p>-105.56450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-104.9665909">
                <text:p>-104.96659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-106.0600815">
                <text:p>-106.06008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-104.7494659">
                <text:p>-104.74946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-105.8017883">
                <text:p>-105.80178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-103.7416">
                <text:p>-103.74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-101.352272">
                <text:p>-101.3522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-106.29496">
                <text:p>-106.29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-104.2953262">
                <text:p>-104.29532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-104.4805527">
                <text:p>-104.48055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-102.2042389">
                <text:p>-102.20423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-101.7882767">
                <text:p>-101.78827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-104.419136">
                <text:p>-104.4191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-105.1057434">
                <text:p>-105.10574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-105.0372314">
                <text:p>-105.03723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-104.0598221">
                <text:p>-104.05982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-103.4448547">
                <text:p>-103.44485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-102.9643402">
                <text:p>-102.96434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-104.1049881">
                <text:p>-104.10498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-104.9544678">
                <text:p>-104.95446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-104.8963776">
                <text:p>-104.89637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-104.2662125">
                <text:p>-104.2662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-104.5562744">
                <text:p>-104.55627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-104.7158508">
                <text:p>-104.71585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-104.6143265">
                <text:p>-104.61432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-105.7715073">
                <text:p>-105.77150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-106.2818756">
                <text:p>-106.28187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-104.5451355">
                <text:p>-104.54513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-103.9383392">
                <text:p>-103.93833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-105.6115112">
                <text:p>-105.6115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-105.6266861">
                <text:p>-105.62668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-105.6949539">
                <text:p>-105.69495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-105.2171478">
                <text:p>-105.21714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-105.1395111">
                <text:p>-105.1395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-105.0814285">
                <text:p>-105.08142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-106.2036591">
                <text:p>-106.20365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-106.2172546">
                <text:p>-106.21725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-106.0627213">
                <text:p>-106.06272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-105.8372498">
                <text:p>-105.83724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-107.7890778">
                <text:p>-107.78907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-106.053688">
                <text:p>-106.0536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-106.2603378">
                <text:p>-106.26033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-107.1232529">
                <text:p>-107.12325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-96.44582367">
                <text:p>-96.445823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-107.1191025">
                <text:p>-107.1191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-107.0933914">
                <text:p>-107.09339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-107.4649734">
                <text:p>-107.46497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-107.8610306">
                <text:p>-107.86103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-106.3734741">
                <text:p>-106.37347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-107.8239288">
                <text:p>-107.82392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-92.35445404">
                <text:p>-92.354454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-108.6070023">
                <text:p>-108.60700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-109.0179214">
                <text:p>-109.01792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-108.2314987">
                <text:p>-108.23149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-107.2592392">
                <text:p>-107.25923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-108.1179123">
                <text:p>-108.11791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-109.5798569">
                <text:p>-109.57985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-106.7232971">
                <text:p>-106.7232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-108.0445633">
                <text:p>-108.04456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-108.8781433">
                <text:p>-108.87814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-108.3630447">
                <text:p>-108.36304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-107.3750687">
                <text:p>-107.37506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-108.4855194">
                <text:p>-108.48551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-108.6843796">
                <text:p>-108.68437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-107.5296555">
                <text:p>-107.52965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-107.2644424">
                <text:p>-107.26444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-108.2233047">
                <text:p>-108.2233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-108.6641617">
                <text:p>-108.66416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-107.6362686">
                <text:p>-107.63626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-107.1499329">
                <text:p>-107.14993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-101.6141663">
                <text:p>-101.61416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-109.3968887">
                <text:p>-109.39688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-107.4972534">
                <text:p>-107.49725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-109.0606461">
                <text:p>-109.06064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-108.9828262">
                <text:p>-108.98282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-108.1172638">
                <text:p>-108.11726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-109.4703369">
                <text:p>-109.47033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-108.2698517">
                <text:p>-108.26985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-107.1626205">
                <text:p>-107.16262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-108.5176773">
                <text:p>-108.51767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-108.3800278">
                <text:p>-108.38002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-109.2641068">
                <text:p>-109.26410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-108.3362045">
                <text:p>-108.33620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-107.7466431">
                <text:p>-107.74664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-109.5739441">
                <text:p>-109.57394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-108.23806">
                <text:p>-108.238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-108.9859009">
                <text:p>-108.98590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-108.7840805">
                <text:p>-108.78408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-108.7292252">
                <text:p>-108.72922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-96.5983963">
                <text:p>-96.598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-108.1557999">
                <text:p>-108.1557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-109.0747147">
                <text:p>-109.07471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-109.3445816">
                <text:p>-109.34458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-101.3834457">
                <text:p>-101.3834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